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Table2" style:family="table">
      <style:table-properties style:width="18.459cm" table:align="left"/>
    </style:style>
    <style:style style:name="Table2.A" style:family="table-column">
      <style:table-column-properties style:column-width="5.308cm"/>
    </style:style>
    <style:style style:name="Table2.B" style:family="table-column">
      <style:table-column-properties style:column-width="5.696cm"/>
    </style:style>
    <style:style style:name="Table2.C" style:family="table-column">
      <style:table-column-properties style:column-width="7.456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Subkeywords" style:family="table">
      <style:table-properties style:width="18.477cm" fo:margin-left="0cm" table:align="left"/>
    </style:style>
    <style:style style:name="Subkeywords.A" style:family="table-column">
      <style:table-column-properties style:column-width="5.403cm"/>
    </style:style>
    <style:style style:name="Subkeywords.B" style:family="table-column">
      <style:table-column-properties style:column-width="7.297cm"/>
    </style:style>
    <style:style style:name="Subkeywords.C" style:family="table-column">
      <style:table-column-properties style:column-width="5.777cm"/>
    </style:style>
    <style:style style:name="Subkeywords.A1" style:family="table-cell">
      <style:table-cell-properties fo:padding="0.097cm" fo:border-left="0.05pt solid #000000" fo:border-right="none" fo:border-top="0.05pt solid #000000" fo:border-bottom="0.05pt solid #000000"/>
    </style:style>
    <style:style style:name="Subkeywords.C1" style:family="table-cell">
      <style:table-cell-properties fo:padding="0.097cm" fo:border="0.05pt solid #000000"/>
    </style:style>
    <style:style style:name="Subkeywords.A2" style:family="table-cell">
      <style:table-cell-properties fo:padding="0.097cm" fo:border-left="0.05pt solid #000000" fo:border-right="none" fo:border-top="none" fo:border-bottom="0.05pt solid #000000"/>
    </style:style>
    <style:style style:name="Subkeyword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459cm" table:align="left"/>
    </style:style>
    <style:style style:name="Table1.A" style:family="table-column">
      <style:table-column-properties style:column-width="4.803cm"/>
    </style:style>
    <style:style style:name="Table1.B" style:family="table-column">
      <style:table-column-properties style:column-width="5.943cm"/>
    </style:style>
    <style:style style:name="Table1.C" style:family="table-column">
      <style:table-column-properties style:column-width="7.713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end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text-properties style:font-name="Arial" fo:font-size="80pt" fo:font-weight="bold" style:font-size-asian="80pt" style:font-weight-asian="bold" style:font-size-complex="80pt" style:font-weight-complex="bold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officeooo:rsid="00352bc4" officeooo:paragraph-rsid="00352bc4"/>
    </style:style>
    <style:style style:name="P7" style:family="paragraph" style:parent-style-name="Text_20_body">
      <style:text-properties officeooo:rsid="003812f9" officeooo:paragraph-rsid="003a4e70"/>
    </style:style>
    <style:style style:name="P8" style:family="paragraph" style:parent-style-name="Text_20_body">
      <style:text-properties officeooo:rsid="003c0297" officeooo:paragraph-rsid="006d00bf"/>
    </style:style>
    <style:style style:name="P9" style:family="paragraph" style:parent-style-name="Text_20_body">
      <style:text-properties officeooo:rsid="003c0297" officeooo:paragraph-rsid="0095b5e8"/>
    </style:style>
    <style:style style:name="P10" style:family="paragraph" style:parent-style-name="Text_20_body">
      <style:text-properties officeooo:rsid="005c13cf" officeooo:paragraph-rsid="005c13cf"/>
    </style:style>
    <style:style style:name="P11" style:family="paragraph" style:parent-style-name="Text_20_body">
      <style:text-properties officeooo:paragraph-rsid="0064349a"/>
    </style:style>
    <style:style style:name="P12" style:family="paragraph" style:parent-style-name="Text_20_body">
      <style:text-properties officeooo:rsid="004ee8e3" officeooo:paragraph-rsid="0064349a"/>
    </style:style>
    <style:style style:name="P13" style:family="paragraph" style:parent-style-name="Text_20_body">
      <style:text-properties officeooo:paragraph-rsid="006544e4"/>
    </style:style>
    <style:style style:name="P14" style:family="paragraph" style:parent-style-name="Text_20_body">
      <style:text-properties officeooo:rsid="006544e4" officeooo:paragraph-rsid="006544e4"/>
    </style:style>
    <style:style style:name="P15" style:family="paragraph" style:parent-style-name="Text_20_body">
      <style:text-properties officeooo:rsid="0065e367" officeooo:paragraph-rsid="0065e367"/>
    </style:style>
    <style:style style:name="P16" style:family="paragraph" style:parent-style-name="Text_20_body">
      <style:text-properties officeooo:paragraph-rsid="006c2683"/>
    </style:style>
    <style:style style:name="P17" style:family="paragraph" style:parent-style-name="Text_20_body">
      <style:text-properties officeooo:rsid="006d00bf" officeooo:paragraph-rsid="006d00bf"/>
    </style:style>
    <style:style style:name="P18" style:family="paragraph" style:parent-style-name="Text_20_body">
      <style:text-properties fo:font-weight="normal" officeooo:rsid="006d00bf" officeooo:paragraph-rsid="006d00bf" style:font-weight-asian="normal" style:font-weight-complex="normal"/>
    </style:style>
    <style:style style:name="P19" style:family="paragraph" style:parent-style-name="Text_20_body">
      <style:text-properties officeooo:paragraph-rsid="006f762c"/>
    </style:style>
    <style:style style:name="P20" style:family="paragraph" style:parent-style-name="Text_20_body">
      <style:text-properties officeooo:paragraph-rsid="007d4fd3"/>
    </style:style>
    <style:style style:name="P21" style:family="paragraph" style:parent-style-name="Text_20_body">
      <style:text-properties officeooo:rsid="0080d83e" officeooo:paragraph-rsid="0080d83e"/>
    </style:style>
    <style:style style:name="P22" style:family="paragraph" style:parent-style-name="Text_20_body">
      <style:text-properties officeooo:rsid="006f762c" officeooo:paragraph-rsid="006f762c"/>
    </style:style>
    <style:style style:name="P23" style:family="paragraph" style:parent-style-name="Text_20_body">
      <style:text-properties officeooo:rsid="008eeb38" officeooo:paragraph-rsid="008f9295"/>
    </style:style>
    <style:style style:name="P24" style:family="paragraph" style:parent-style-name="Text_20_body">
      <style:text-properties officeooo:rsid="00916958" officeooo:paragraph-rsid="00916958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>
      <style:text-properties fo:color="#999999"/>
    </style:style>
    <style:style style:name="P27" style:family="paragraph" style:parent-style-name="Standard">
      <style:text-properties officeooo:paragraph-rsid="004b55af"/>
    </style:style>
    <style:style style:name="P28" style:family="paragraph" style:parent-style-name="Standard">
      <style:text-properties officeooo:rsid="004a7c62" officeooo:paragraph-rsid="0058a665"/>
    </style:style>
    <style:style style:name="P29" style:family="paragraph" style:parent-style-name="Standard">
      <style:text-properties officeooo:rsid="004a7c62" officeooo:paragraph-rsid="005afda6"/>
    </style:style>
    <style:style style:name="P30" style:family="paragraph" style:parent-style-name="Standard">
      <style:text-properties officeooo:paragraph-rsid="0058a665"/>
    </style:style>
    <style:style style:name="P31" style:family="paragraph" style:parent-style-name="Standard">
      <style:text-properties officeooo:rsid="004b55af" officeooo:paragraph-rsid="0058a665"/>
    </style:style>
    <style:style style:name="P32" style:family="paragraph" style:parent-style-name="Standard">
      <style:text-properties officeooo:rsid="0058a665" officeooo:paragraph-rsid="0058a665"/>
    </style:style>
    <style:style style:name="P33" style:family="paragraph" style:parent-style-name="Standard">
      <style:text-properties officeooo:rsid="00597d9d" officeooo:paragraph-rsid="00597d9d"/>
    </style:style>
    <style:style style:name="P34" style:family="paragraph" style:parent-style-name="Standard">
      <style:text-properties officeooo:rsid="005d256b" officeooo:paragraph-rsid="005d256b"/>
    </style:style>
    <style:style style:name="P35" style:family="paragraph" style:parent-style-name="Standard">
      <style:text-properties officeooo:rsid="006efd05" officeooo:paragraph-rsid="006efd05"/>
    </style:style>
    <style:style style:name="P36" style:family="paragraph" style:parent-style-name="Standard">
      <style:text-properties officeooo:rsid="006efd05" officeooo:paragraph-rsid="014faafa"/>
    </style:style>
    <style:style style:name="P37" style:family="paragraph" style:parent-style-name="Standard">
      <style:text-properties officeooo:rsid="00916958" officeooo:paragraph-rsid="00916958"/>
    </style:style>
    <style:style style:name="P38" style:family="paragraph" style:parent-style-name="Standard">
      <style:text-properties officeooo:paragraph-rsid="014c7b20"/>
    </style:style>
    <style:style style:name="P39" style:family="paragraph" style:parent-style-name="Screen">
      <style:text-properties fo:font-weight="bold" style:font-weight-asian="bold" style:font-weight-complex="bold"/>
    </style:style>
    <style:style style:name="P40" style:family="paragraph" style:parent-style-name="Screen">
      <style:text-properties fo:font-weight="bold" officeooo:rsid="0031747a" officeooo:paragraph-rsid="003a79c3" style:font-weight-asian="bold" style:font-weight-complex="bold"/>
    </style:style>
    <style:style style:name="P41" style:family="paragraph" style:parent-style-name="Screen">
      <style:text-properties fo:font-weight="bold" officeooo:rsid="0031747a" officeooo:paragraph-rsid="0095b5e8" style:font-weight-asian="bold" style:font-weight-complex="bold"/>
    </style:style>
    <style:style style:name="P42" style:family="paragraph" style:parent-style-name="Screen">
      <style:text-properties fo:font-weight="bold" officeooo:rsid="0031747a" officeooo:paragraph-rsid="0095aaa2" style:font-weight-asian="bold" style:font-weight-complex="bold"/>
    </style:style>
    <style:style style:name="P43" style:family="paragraph" style:parent-style-name="Screen">
      <style:text-properties fo:color="#999999"/>
    </style:style>
    <style:style style:name="P44" style:family="paragraph" style:parent-style-name="Screen">
      <style:text-properties fo:language="en" fo:country="GB" officeooo:rsid="00359e25" officeooo:paragraph-rsid="00389bc1"/>
    </style:style>
    <style:style style:name="P45" style:family="paragraph" style:parent-style-name="Screen">
      <style:text-properties fo:language="en" fo:country="GB" officeooo:rsid="00359e25" officeooo:paragraph-rsid="00579143"/>
    </style:style>
    <style:style style:name="P46" style:family="paragraph" style:parent-style-name="Screen">
      <style:text-properties officeooo:rsid="0031747a" officeooo:paragraph-rsid="009a40ab"/>
    </style:style>
    <style:style style:name="P47" style:family="paragraph" style:parent-style-name="Screen">
      <style:text-properties officeooo:rsid="003c0297" officeooo:paragraph-rsid="003c0297"/>
    </style:style>
    <style:style style:name="P48" style:family="paragraph" style:parent-style-name="Screen">
      <style:text-properties officeooo:rsid="003c0297" officeooo:paragraph-rsid="009a40ab"/>
    </style:style>
    <style:style style:name="P49" style:family="paragraph" style:parent-style-name="Screen">
      <style:text-properties officeooo:paragraph-rsid="006c2683"/>
    </style:style>
    <style:style style:name="P50" style:family="paragraph" style:parent-style-name="Screen">
      <style:text-properties officeooo:rsid="006d00bf" officeooo:paragraph-rsid="006d00bf"/>
    </style:style>
    <style:style style:name="P51" style:family="paragraph" style:parent-style-name="Screen">
      <style:text-properties officeooo:rsid="006efd05" officeooo:paragraph-rsid="006efd05"/>
    </style:style>
    <style:style style:name="P52" style:family="paragraph" style:parent-style-name="Screen">
      <style:text-properties officeooo:rsid="00829a80" officeooo:paragraph-rsid="00829a80"/>
    </style:style>
    <style:style style:name="P53" style:family="paragraph" style:parent-style-name="Screen">
      <style:text-properties officeooo:paragraph-rsid="00829a80"/>
    </style:style>
    <style:style style:name="P54" style:family="paragraph" style:parent-style-name="Screen">
      <style:text-properties officeooo:rsid="0091edca" officeooo:paragraph-rsid="0091edca"/>
    </style:style>
    <style:style style:name="P55" style:family="paragraph" style:parent-style-name="Screen">
      <style:text-properties officeooo:rsid="003a79c3" officeooo:paragraph-rsid="0095b5e8"/>
    </style:style>
    <style:style style:name="P56" style:family="paragraph" style:parent-style-name="Screen">
      <style:text-properties officeooo:rsid="009a40ab" officeooo:paragraph-rsid="009a40ab"/>
    </style:style>
    <style:style style:name="P57" style:family="paragraph" style:parent-style-name="Screen">
      <style:text-properties officeooo:rsid="003df4b1" officeooo:paragraph-rsid="009a40ab"/>
    </style:style>
    <style:style style:name="P58" style:family="paragraph" style:parent-style-name="Screen">
      <style:text-properties officeooo:paragraph-rsid="00d5520b"/>
    </style:style>
    <style:style style:name="P59" style:family="paragraph" style:parent-style-name="Screen">
      <style:paragraph-properties fo:margin-left="1.905cm" fo:margin-right="0cm" fo:text-indent="0cm" style:auto-text-indent="false"/>
      <style:text-properties fo:language="en" fo:country="GB"/>
    </style:style>
    <style:style style:name="P60" style:family="paragraph" style:parent-style-name="Table_20_Contents">
      <style:text-properties officeooo:rsid="006585eb" officeooo:paragraph-rsid="006585eb"/>
    </style:style>
    <style:style style:name="P61" style:family="paragraph" style:parent-style-name="Table_20_Contents">
      <style:text-properties officeooo:rsid="0065e367" officeooo:paragraph-rsid="0065e367"/>
    </style:style>
    <style:style style:name="P62" style:family="paragraph" style:parent-style-name="Table_20_Contents">
      <style:text-properties officeooo:rsid="0066d88f" officeooo:paragraph-rsid="0066d88f"/>
    </style:style>
    <style:style style:name="P63" style:family="paragraph" style:parent-style-name="Table_20_Contents">
      <style:text-properties officeooo:rsid="0066d88f" officeooo:paragraph-rsid="0067d277"/>
    </style:style>
    <style:style style:name="P64" style:family="paragraph" style:parent-style-name="Table_20_Contents">
      <style:text-properties officeooo:rsid="0066d88f" officeooo:paragraph-rsid="00984296"/>
    </style:style>
    <style:style style:name="P65" style:family="paragraph" style:parent-style-name="Table_20_Contents">
      <style:text-properties officeooo:rsid="0067d277" officeooo:paragraph-rsid="0067d277"/>
    </style:style>
    <style:style style:name="P66" style:family="paragraph" style:parent-style-name="Table_20_Contents">
      <style:text-properties officeooo:rsid="00690614" officeooo:paragraph-rsid="00690614"/>
    </style:style>
    <style:style style:name="P67" style:family="paragraph" style:parent-style-name="Table_20_Contents">
      <style:text-properties officeooo:rsid="00690614" officeooo:paragraph-rsid="00984296"/>
    </style:style>
    <style:style style:name="P68" style:family="paragraph" style:parent-style-name="Table_20_Contents">
      <style:text-properties officeooo:rsid="00961078" officeooo:paragraph-rsid="00961078"/>
    </style:style>
    <style:style style:name="P69" style:family="paragraph" style:parent-style-name="Table_20_Contents">
      <style:text-properties officeooo:rsid="00961078" officeooo:paragraph-rsid="0098007f"/>
    </style:style>
    <style:style style:name="P70" style:family="paragraph" style:parent-style-name="Table_20_Contents">
      <style:text-properties officeooo:rsid="0098007f" officeooo:paragraph-rsid="0098007f"/>
    </style:style>
    <style:style style:name="P71" style:family="paragraph" style:parent-style-name="Table_20_Contents">
      <style:text-properties officeooo:rsid="00984296" officeooo:paragraph-rsid="00984296"/>
    </style:style>
    <style:style style:name="P72" style:family="paragraph" style:parent-style-name="Table_20_Heading">
      <style:text-properties fo:font-weight="bold" style:font-weight-asian="bold" style:font-weight-complex="bold"/>
    </style:style>
    <style:style style:name="P73" style:family="paragraph" style:parent-style-name="Table_20_Heading">
      <style:paragraph-properties fo:text-align="start" style:justify-single-word="false"/>
      <style:text-properties fo:font-weight="bold" style:font-weight-asian="bold" style:font-weight-complex="bold"/>
    </style:style>
    <style:style style:name="P74" style:family="paragraph" style:parent-style-name="Table_20_Heading">
      <style:paragraph-properties fo:text-align="start" style:justify-single-word="false"/>
      <style:text-properties fo:font-weight="bold" officeooo:paragraph-rsid="00984296" style:font-weight-asian="bold" style:font-weight-complex="bold"/>
    </style:style>
    <style:style style:name="P75" style:family="paragraph" style:parent-style-name="Table_20_Heading">
      <style:text-properties fo:font-weight="bold" officeooo:rsid="00984296" officeooo:paragraph-rsid="00984296" style:font-weight-asian="bold" style:font-weight-complex="bold"/>
    </style:style>
    <style:style style:name="P76" style:family="paragraph" style:parent-style-name="Table_20_Heading">
      <style:text-properties fo:font-weight="bold" officeooo:paragraph-rsid="00984296" style:font-weight-asian="bold" style:font-weight-complex="bold"/>
    </style:style>
    <style:style style:name="P77" style:family="paragraph" style:parent-style-name="Screen">
      <style:paragraph-properties fo:margin-left="0.635cm" fo:margin-right="0cm" fo:text-indent="0cm" style:auto-text-indent="false"/>
      <style:text-properties officeooo:paragraph-rsid="0064349a"/>
    </style:style>
    <style:style style:name="P78" style:family="paragraph" style:parent-style-name="Screen">
      <style:paragraph-properties fo:margin-left="0.635cm" fo:margin-right="0cm" fo:text-indent="0cm" style:auto-text-indent="false"/>
      <style:text-properties officeooo:paragraph-rsid="006c2683"/>
    </style:style>
    <style:style style:name="P79" style:family="paragraph" style:parent-style-name="Heading_20_1">
      <style:text-properties officeooo:rsid="007d4fd3" officeooo:paragraph-rsid="007d4fd3"/>
    </style:style>
    <style:style style:name="P80" style:family="paragraph" style:parent-style-name="Heading_20_1">
      <style:text-properties officeooo:rsid="00352bc4" officeooo:paragraph-rsid="007d4fd3"/>
    </style:style>
    <style:style style:name="P81" style:family="paragraph" style:parent-style-name="Heading_20_1">
      <style:text-properties officeooo:rsid="0031747a" officeooo:paragraph-rsid="00352bc4"/>
    </style:style>
    <style:style style:name="P82" style:family="paragraph" style:parent-style-name="Heading_20_1">
      <style:text-properties officeooo:rsid="001ed1b7" officeooo:paragraph-rsid="003a79c3"/>
    </style:style>
    <style:style style:name="P83" style:family="paragraph" style:parent-style-name="Heading_20_1">
      <style:text-properties officeooo:paragraph-rsid="00b8094d"/>
    </style:style>
    <style:style style:name="P84" style:family="paragraph" style:parent-style-name="Heading_20_1">
      <style:text-properties officeooo:paragraph-rsid="005c13cf"/>
    </style:style>
    <style:style style:name="P85" style:family="paragraph" style:parent-style-name="Heading_20_1" style:master-page-name="Body">
      <style:paragraph-properties style:page-number="1"/>
    </style:style>
    <style:style style:name="P86" style:family="paragraph" style:parent-style-name="Standard" style:list-style-name="L2"/>
    <style:style style:name="P87" style:family="paragraph" style:parent-style-name="Standard" style:list-style-name="L9"/>
    <style:style style:name="P88" style:family="paragraph" style:parent-style-name="Standard" style:list-style-name="L9">
      <style:text-properties fo:language="en" fo:country="GB"/>
    </style:style>
    <style:style style:name="P89" style:family="paragraph" style:parent-style-name="Standard" style:list-style-name="L10"/>
    <style:style style:name="P90" style:family="paragraph" style:parent-style-name="Standard" style:list-style-name="L12">
      <style:text-properties officeooo:paragraph-rsid="0064349a"/>
    </style:style>
    <style:style style:name="P91" style:family="paragraph" style:parent-style-name="Standard" style:list-style-name="L12">
      <style:text-properties officeooo:rsid="005afda6" officeooo:paragraph-rsid="0064349a"/>
    </style:style>
    <style:style style:name="P92" style:family="paragraph" style:parent-style-name="Standard" style:list-style-name="L13">
      <style:text-properties officeooo:paragraph-rsid="0064349a"/>
    </style:style>
    <style:style style:name="P93" style:family="paragraph" style:parent-style-name="Standard" style:list-style-name="L14">
      <style:text-properties officeooo:paragraph-rsid="0064349a"/>
    </style:style>
    <style:style style:name="P94" style:family="paragraph" style:parent-style-name="Standard" style:list-style-name="L14">
      <style:text-properties officeooo:rsid="005b4e87" officeooo:paragraph-rsid="0064349a"/>
    </style:style>
    <style:style style:name="P95" style:family="paragraph" style:parent-style-name="Standard" style:list-style-name="L15">
      <style:text-properties officeooo:rsid="00916958"/>
    </style:style>
    <style:style style:name="P96" style:family="paragraph" style:parent-style-name="Standard" style:list-style-name="L15">
      <style:text-properties officeooo:rsid="00916958" officeooo:paragraph-rsid="00916958"/>
    </style:style>
    <style:style style:name="P97" style:family="paragraph" style:parent-style-name="Standard" style:list-style-name="L16"/>
    <style:style style:name="P98" style:family="paragraph" style:parent-style-name="Standard" style:list-style-name="L16">
      <style:text-properties officeooo:rsid="005c13cf"/>
    </style:style>
    <style:style style:name="P99" style:family="paragraph" style:parent-style-name="Standard" style:list-style-name="L17"/>
    <style:style style:name="P100" style:family="paragraph" style:parent-style-name="Standard" style:list-style-name="L19">
      <style:text-properties officeooo:paragraph-rsid="006544e4"/>
    </style:style>
    <style:style style:name="P101" style:family="paragraph" style:parent-style-name="Standard" style:list-style-name="L19">
      <style:text-properties officeooo:paragraph-rsid="014e13ad"/>
    </style:style>
    <style:style style:name="P102" style:family="paragraph" style:parent-style-name="Heading_20_2">
      <style:text-properties officeooo:rsid="006d00bf" officeooo:paragraph-rsid="006d00bf"/>
    </style:style>
    <style:style style:name="P103" style:family="paragraph" style:parent-style-name="Heading_20_2">
      <style:text-properties fo:language="en" fo:country="GB" officeooo:rsid="00359e25" officeooo:paragraph-rsid="00359e25"/>
    </style:style>
    <style:style style:name="P104" style:family="paragraph" style:parent-style-name="Heading_20_2">
      <style:text-properties officeooo:rsid="006544e4" officeooo:paragraph-rsid="006544e4"/>
    </style:style>
    <style:style style:name="P105" style:family="paragraph" style:parent-style-name="Heading_20_2">
      <style:text-properties officeooo:rsid="006544e4" officeooo:paragraph-rsid="006a3d17"/>
    </style:style>
    <style:style style:name="P106" style:family="paragraph" style:parent-style-name="Heading_20_2">
      <style:text-properties officeooo:rsid="005c13cf" officeooo:paragraph-rsid="006544e4"/>
    </style:style>
    <style:style style:name="P107" style:family="paragraph" style:parent-style-name="Heading_20_2">
      <style:text-properties officeooo:rsid="005c13cf" officeooo:paragraph-rsid="005c13cf"/>
    </style:style>
    <style:style style:name="P108" style:family="paragraph" style:parent-style-name="Heading_20_2">
      <style:text-properties officeooo:rsid="006a3d17" officeooo:paragraph-rsid="006a3d17"/>
    </style:style>
    <style:style style:name="P109" style:family="paragraph" style:parent-style-name="Heading_20_2">
      <style:text-properties officeooo:paragraph-rsid="006c2683"/>
    </style:style>
    <style:style style:name="P110" style:family="paragraph" style:parent-style-name="Heading_20_2">
      <style:text-properties officeooo:paragraph-rsid="016112fe"/>
    </style:style>
    <style:style style:name="P111" style:family="paragraph" style:parent-style-name="Heading_20_2">
      <style:text-properties officeooo:paragraph-rsid="005c13cf"/>
    </style:style>
    <style:style style:name="P112" style:family="paragraph" style:parent-style-name="Text_20_body" style:master-page-name="Cover">
      <style:paragraph-properties style:page-number="auto">
        <style:tab-stops>
          <style:tab-stop style:position="16.993cm" style:type="center"/>
        </style:tab-stops>
      </style:paragraph-properties>
    </style:style>
    <style:style style:name="P113" style:family="paragraph" style:parent-style-name="Text_20_body" style:list-style-name="L1">
      <style:text-properties officeooo:rsid="007f2918" officeooo:paragraph-rsid="016704e9"/>
    </style:style>
    <style:style style:name="P114" style:family="paragraph" style:parent-style-name="Text_20_body" style:list-style-name="L11">
      <style:text-properties officeooo:rsid="006a3d17" officeooo:paragraph-rsid="006a3d17"/>
    </style:style>
    <style:style style:name="P115" style:family="paragraph" style:parent-style-name="Text_20_body" style:list-style-name="L11">
      <style:text-properties officeooo:rsid="006a3d17" officeooo:paragraph-rsid="0072603d"/>
    </style:style>
    <style:style style:name="P116" style:family="paragraph" style:parent-style-name="Text_20_body" style:list-style-name="L18">
      <style:text-properties officeooo:paragraph-rsid="006c2683"/>
    </style:style>
    <style:style style:name="P117" style:family="paragraph" style:parent-style-name="Text_20_body">
      <style:text-properties officeooo:rsid="016b6164" officeooo:paragraph-rsid="016b6164"/>
    </style:style>
    <style:style style:name="P118" style:family="paragraph" style:parent-style-name="Heading_20_3">
      <style:text-properties officeooo:rsid="0080d83e" officeooo:paragraph-rsid="0080d83e"/>
    </style:style>
    <style:style style:name="P119" style:family="paragraph" style:parent-style-name="Heading_20_3">
      <style:text-properties officeooo:rsid="0091edca" officeooo:paragraph-rsid="0091edca"/>
    </style:style>
    <style:style style:name="P120" style:family="paragraph" style:parent-style-name="Heading_20_3">
      <style:text-properties officeooo:paragraph-rsid="008f9295"/>
    </style:style>
    <style:style style:name="P121" style:family="paragraph" style:parent-style-name="Heading_20_3">
      <style:text-properties officeooo:paragraph-rsid="006544e4"/>
    </style:style>
    <style:style style:name="P122" style:family="paragraph" style:parent-style-name="Contents_20_Heading" style:master-page-name="ToC">
      <style:paragraph-properties style:page-number="1"/>
    </style:style>
    <style:style style:name="P123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24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125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126" style:family="paragraph" style:parent-style-name="Screen">
      <style:text-properties officeooo:rsid="007d4fd3" officeooo:paragraph-rsid="007d4fd3"/>
    </style:style>
    <style:style style:name="P127" style:family="paragraph" style:parent-style-name="Screen">
      <style:text-properties officeooo:rsid="007d4fd3" officeooo:paragraph-rsid="01696608"/>
    </style:style>
    <style:style style:name="P128" style:family="paragraph" style:parent-style-name="Screen">
      <style:paragraph-properties fo:margin-left="1.27cm" fo:margin-right="0cm" fo:text-indent="0cm" style:auto-text-indent="false"/>
      <style:text-properties officeooo:paragraph-rsid="00cfc84b"/>
    </style:style>
    <style:style style:name="P129" style:family="paragraph" style:parent-style-name="Contents_20_4">
      <style:paragraph-properties>
        <style:tab-stops>
          <style:tab-stop style:position="15.508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e094a" style:font-weight-asian="bold" style:font-weight-complex="bold"/>
    </style:style>
    <style:style style:name="T3" style:family="text">
      <style:text-properties fo:font-weight="bold" officeooo:rsid="0095b5e8" style:font-weight-asian="bold" style:font-weight-complex="bold"/>
    </style:style>
    <style:style style:name="T4" style:family="text">
      <style:text-properties fo:font-weight="bold" officeooo:rsid="00cfc84b" style:font-weight-asian="bold" style:font-weight-complex="bold"/>
    </style:style>
    <style:style style:name="T5" style:family="text">
      <style:text-properties fo:font-weight="bold" officeooo:rsid="014e13a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GB"/>
    </style:style>
    <style:style style:name="T8" style:family="text">
      <style:text-properties fo:language="en" fo:country="GB" officeooo:rsid="00359e25"/>
    </style:style>
    <style:style style:name="T9" style:family="text">
      <style:text-properties fo:language="en" fo:country="GB" officeooo:rsid="003a4e70"/>
    </style:style>
    <style:style style:name="T10" style:family="text">
      <style:text-properties fo:language="en" fo:country="GB" officeooo:rsid="004b55af"/>
    </style:style>
    <style:style style:name="T11" style:family="text">
      <style:text-properties fo:language="en" fo:country="GB" officeooo:rsid="016b6164"/>
    </style:style>
    <style:style style:name="T12" style:family="text">
      <style:text-properties officeooo:rsid="00389bc1"/>
    </style:style>
    <style:style style:name="T13" style:family="text">
      <style:text-properties officeooo:rsid="003a79c3"/>
    </style:style>
    <style:style style:name="T14" style:family="text">
      <style:text-properties officeooo:rsid="003c0297"/>
    </style:style>
    <style:style style:name="T15" style:family="text">
      <style:text-properties officeooo:rsid="003d0bf2"/>
    </style:style>
    <style:style style:name="T16" style:family="text">
      <style:text-properties officeooo:rsid="004a7c62"/>
    </style:style>
    <style:style style:name="T17" style:family="text">
      <style:text-properties officeooo:rsid="004b55af"/>
    </style:style>
    <style:style style:name="T18" style:family="text">
      <style:text-properties officeooo:rsid="004d046f"/>
    </style:style>
    <style:style style:name="T19" style:family="text">
      <style:text-properties officeooo:rsid="004e094a"/>
    </style:style>
    <style:style style:name="T20" style:family="text">
      <style:text-properties officeooo:rsid="00579143"/>
    </style:style>
    <style:style style:name="T21" style:family="text">
      <style:text-properties officeooo:rsid="005afda6"/>
    </style:style>
    <style:style style:name="T22" style:family="text">
      <style:text-properties officeooo:rsid="005be15f"/>
    </style:style>
    <style:style style:name="T23" style:family="text">
      <style:text-properties officeooo:rsid="005c13cf"/>
    </style:style>
    <style:style style:name="T24" style:family="text">
      <style:text-properties officeooo:rsid="005d256b"/>
    </style:style>
    <style:style style:name="T25" style:family="text">
      <style:text-properties officeooo:rsid="0061f658"/>
    </style:style>
    <style:style style:name="T26" style:family="text">
      <style:text-properties officeooo:rsid="006544e4"/>
    </style:style>
    <style:style style:name="T27" style:family="text">
      <style:text-properties officeooo:rsid="00690614"/>
    </style:style>
    <style:style style:name="T28" style:family="text">
      <style:text-properties officeooo:rsid="0069ea6e"/>
    </style:style>
    <style:style style:name="T29" style:family="text">
      <style:text-properties officeooo:rsid="006cf945"/>
    </style:style>
    <style:style style:name="T30" style:family="text">
      <style:text-properties officeooo:rsid="006e0830"/>
    </style:style>
    <style:style style:name="T31" style:family="text">
      <style:text-properties officeooo:rsid="006f762c"/>
    </style:style>
    <style:style style:name="T32" style:family="text">
      <style:text-properties officeooo:rsid="007129a3"/>
    </style:style>
    <style:style style:name="T33" style:family="text">
      <style:text-properties officeooo:rsid="0072603d"/>
    </style:style>
    <style:style style:name="T34" style:family="text">
      <style:text-properties officeooo:rsid="00736497"/>
    </style:style>
    <style:style style:name="T35" style:family="text">
      <style:text-properties officeooo:rsid="007d4fd3"/>
    </style:style>
    <style:style style:name="T36" style:family="text">
      <style:text-properties officeooo:rsid="00829a80"/>
    </style:style>
    <style:style style:name="T37" style:family="text">
      <style:text-properties officeooo:rsid="008eeb38"/>
    </style:style>
    <style:style style:name="T38" style:family="text">
      <style:text-properties officeooo:rsid="008f9295"/>
    </style:style>
    <style:style style:name="T39" style:family="text">
      <style:text-properties officeooo:rsid="0092f02f"/>
    </style:style>
    <style:style style:name="T40" style:family="text">
      <style:text-properties officeooo:rsid="00930e37"/>
    </style:style>
    <style:style style:name="T41" style:family="text">
      <style:text-properties officeooo:rsid="00950262"/>
    </style:style>
    <style:style style:name="T42" style:family="text">
      <style:text-properties officeooo:rsid="0095aaa2"/>
    </style:style>
    <style:style style:name="T43" style:family="text">
      <style:text-properties officeooo:rsid="0095b5e8"/>
    </style:style>
    <style:style style:name="T44" style:family="text">
      <style:text-properties officeooo:rsid="009a40ab"/>
    </style:style>
    <style:style style:name="T45" style:family="text">
      <style:text-properties officeooo:rsid="014c7b20"/>
    </style:style>
    <style:style style:name="T46" style:family="text">
      <style:text-properties officeooo:rsid="014e13ad"/>
    </style:style>
    <style:style style:name="T47" style:family="text">
      <style:text-properties style:font-name="DejaVu Serif1" fo:font-size="12pt" fo:font-weight="normal" officeooo:rsid="014e13ad" style:font-size-asian="12pt" style:font-weight-asian="normal" style:font-size-complex="12pt" style:font-weight-complex="normal"/>
    </style:style>
    <style:style style:name="T48" style:family="text">
      <style:text-properties officeooo:rsid="014f552d"/>
    </style:style>
    <style:style style:name="T49" style:family="text">
      <style:text-properties officeooo:rsid="014faafa"/>
    </style:style>
    <style:style style:name="T50" style:family="text">
      <style:text-properties officeooo:rsid="016112fe"/>
    </style:style>
    <style:style style:name="T51" style:family="text">
      <style:text-properties officeooo:rsid="016704e9"/>
    </style:style>
    <style:style style:name="T52" style:family="text">
      <style:text-properties officeooo:rsid="016b6164"/>
    </style:style>
    <style:style style:name="T53" style:family="text">
      <style:text-properties officeooo:rsid="007f291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2"><text:user-defined style:data-style-name="N0" text:name="Client">Auroville</text:user-defined><text:tab/><text:title>Backup scripts next generation 3.2.x Programmer's Guide</text:titl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title>Backup scripts next generation 3.2.x Programmer's Guide</text:title></text:p>
      <text:p text:style-name="P2"/>
      <text:p text:style-name="P5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2">Table of Contents</text:p>
          </text:index-title>
          <text:p text:style-name="P123"><text:a xlink:type="simple" xlink:href="#__RefHeading__186_1334205824" text:style-name="Internet_20_link" text:visited-style-name="Internet_20_link"><text:s/>1 <text:s/>Introduction<text:tab/>1</text:a></text:p>
          <text:p text:style-name="P125"><text:a xlink:type="simple" xlink:href="#__RefHeading__681_1271462161" text:style-name="Internet_20_link" text:visited-style-name="Internet_20_link"><text:s/>1.1 <text:s/>Related documentation<text:tab/>1</text:a></text:p>
          <text:p text:style-name="P123"><text:a xlink:type="simple" xlink:href="#__RefHeading__2174_1968793592" text:style-name="Internet_20_link" text:visited-style-name="Internet_20_link"><text:s/>2 <text:s/>Files and directories<text:tab/>1</text:a></text:p>
          <text:p text:style-name="P123"><text:a xlink:type="simple" xlink:href="#__RefHeading__2184_1968793592" text:style-name="Internet_20_link" text:visited-style-name="Internet_20_link"><text:s/>3 <text:s/>git<text:tab/>2</text:a></text:p>
          <text:p text:style-name="P123"><text:a xlink:type="simple" xlink:href="#__RefHeading__4346_114266871" text:style-name="Internet_20_link" text:visited-style-name="Internet_20_link"><text:s/>4 <text:s/>Installation procedure<text:tab/>2</text:a></text:p>
          <text:p text:style-name="P123"><text:a xlink:type="simple" xlink:href="#__RefHeading__38058_1117652431" text:style-name="Internet_20_link" text:visited-style-name="Internet_20_link"><text:s/>5 <text:s/>man pages<text:tab/>2</text:a></text:p>
          <text:p text:style-name="P125"><text:a xlink:type="simple" xlink:href="#__RefHeading__2824_1889117757" text:style-name="Internet_20_link" text:visited-style-name="Internet_20_link"><text:s/>5.1 <text:s/>Writing man pages<text:tab/>2</text:a></text:p>
          <text:p text:style-name="P125"><text:a xlink:type="simple" xlink:href="#__RefHeading__2826_1889117757" text:style-name="Internet_20_link" text:visited-style-name="Internet_20_link"><text:s/>5.2 <text:s/>View in-development man pages<text:tab/>2</text:a></text:p>
          <text:p text:style-name="P123"><text:a xlink:type="simple" xlink:href="#__RefHeading__10282_1000003259" text:style-name="Internet_20_link" text:visited-style-name="Internet_20_link"><text:s/>6 <text:s/>Release procedure<text:tab/>3</text:a></text:p>
          <text:p text:style-name="P123"><text:a xlink:type="simple" xlink:href="#__RefHeading__4360_114266871" text:style-name="Internet_20_link" text:visited-style-name="Internet_20_link"><text:s/>7 <text:s/>Running the scripts<text:tab/>3</text:a></text:p>
          <text:p text:style-name="P125"><text:a xlink:type="simple" xlink:href="#__RefHeading__7909_1304397502" text:style-name="Internet_20_link" text:visited-style-name="Internet_20_link"><text:s/>7.1 <text:s/>Running development code<text:tab/>3</text:a></text:p>
          <text:p text:style-name="P123"><text:a xlink:type="simple" xlink:href="#__RefHeading__2188_1968793592" text:style-name="Internet_20_link" text:visited-style-name="Internet_20_link"><text:s/>8 <text:s/>Scripts notes<text:tab/>3</text:a></text:p>
          <text:p text:style-name="P125"><text:a xlink:type="simple" xlink:href="#__RefHeading__2498_1675710487" text:style-name="Internet_20_link" text:visited-style-name="Internet_20_link"><text:s/>8.1 <text:s/>Common idioms<text:tab/>3</text:a></text:p>
          <text:p text:style-name="P124"><text:a xlink:type="simple" xlink:href="#__RefHeading__3065_1771236443" text:style-name="Internet_20_link" text:visited-style-name="Internet_20_link"><text:s/>8.1.1 <text:s/>Array indices<text:tab/>3</text:a></text:p>
          <text:p text:style-name="P125"><text:a xlink:type="simple" xlink:href="#__RefHeading__5144_1583415103" text:style-name="Internet_20_link" text:visited-style-name="Internet_20_link"><text:s/>8.2 <text:s/>Configuration<text:tab/>4</text:a></text:p>
          <text:p text:style-name="P124"><text:a xlink:type="simple" xlink:href="#__RefHeading__2500_1675710487" text:style-name="Internet_20_link" text:visited-style-name="Internet_20_link"><text:s/>8.2.1 <text:s/>Keywords and subkeywords<text:tab/>4</text:a></text:p>
          <text:p text:style-name="P125"><text:a xlink:type="simple" xlink:href="#__RefHeading__2502_1675710487" text:style-name="Internet_20_link" text:visited-style-name="Internet_20_link"><text:s/>8.3 <text:s/>Defect detection and reporting<text:tab/>6</text:a></text:p>
          <text:p text:style-name="P124"><text:a xlink:type="simple" xlink:href="#__RefHeading__5146_1583415103" text:style-name="Internet_20_link" text:visited-style-name="Internet_20_link"><text:s/>8.3.1 <text:s/>Commands<text:tab/>6</text:a></text:p>
          <text:p text:style-name="P125"><text:a xlink:type="simple" xlink:href="#__RefHeading__2176_1968793592" text:style-name="Internet_20_link" text:visited-style-name="Internet_20_link"><text:s/>8.4 <text:s/>File descriptors usage<text:tab/>6</text:a></text:p>
          <text:p text:style-name="P125"><text:a xlink:type="simple" xlink:href="#__RefHeading__2793_594919674" text:style-name="Internet_20_link" text:visited-style-name="Internet_20_link"><text:s/>8.5 <text:s/>Functions<text:tab/>6</text:a></text:p>
          <text:p text:style-name="P124"><text:a xlink:type="simple" xlink:href="#__RefHeading__2504_1675710487" text:style-name="Internet_20_link" text:visited-style-name="Internet_20_link"><text:s/>8.5.1 <text:s/>Naming conventions<text:tab/>6</text:a></text:p>
          <text:p text:style-name="P129"><text:a xlink:type="simple" xlink:href="#__RefHeading__2178_1968793592" text:style-name="Internet_20_link" text:visited-style-name="Internet_20_link"><text:s/>8.5.1.1 <text:s/>Verbs<text:tab/>6</text:a></text:p>
          <text:p text:style-name="P129"><text:a xlink:type="simple" xlink:href="#__RefHeading__2180_1968793592" text:style-name="Internet_20_link" text:visited-style-name="Internet_20_link"><text:s/>8.5.1.2 <text:s/>Nouns<text:tab/>7</text:a></text:p>
          <text:p text:style-name="P129"><text:a xlink:type="simple" xlink:href="#__RefHeading__2182_1968793592" text:style-name="Internet_20_link" text:visited-style-name="Internet_20_link"><text:s/>8.5.1.3 <text:s/>Specifiers<text:tab/>7</text:a></text:p>
          <text:p text:style-name="P124"><text:a xlink:type="simple" xlink:href="#__RefHeading__5150_1583415103" text:style-name="Internet_20_link" text:visited-style-name="Internet_20_link"><text:s/>8.5.2 <text:s/>Variable passing<text:tab/>7</text:a></text:p>
          <text:p text:style-name="P124"><text:a xlink:type="simple" xlink:href="#__RefHeading__2980_829198403" text:style-name="Internet_20_link" text:visited-style-name="Internet_20_link"><text:s/>8.5.3 <text:s/>finalise function<text:tab/>8</text:a></text:p>
          <text:p text:style-name="P125"><text:a xlink:type="simple" xlink:href="#__RefHeading__2795_594919674" text:style-name="Internet_20_link" text:visited-style-name="Internet_20_link"><text:s/>8.6 <text:s/>LVM snapshots<text:tab/>8</text:a></text:p>
          <text:p text:style-name="P125"><text:a xlink:type="simple" xlink:href="#__RefHeading___Toc3602_3746293352" text:style-name="Internet_20_link" text:visited-style-name="Internet_20_link"><text:s/>8.7 <text:s/>Shell environment<text:tab/>8</text:a></text:p>
          <text:p text:style-name="P125"><text:a xlink:type="simple" xlink:href="#__RefHeading__3573_1878307145" text:style-name="Internet_20_link" text:visited-style-name="Internet_20_link"><text:s/>8.8 <text:s/>Traps<text:tab/>9</text:a></text:p>
          <text:p text:style-name="P125"><text:a xlink:type="simple" xlink:href="#__RefHeading__5154_1583415103" text:style-name="Internet_20_link" text:visited-style-name="Internet_20_link"><text:s/>8.9 <text:s/>Variables<text:tab/>9</text:a></text:p>
          <text:p text:style-name="P124"><text:a xlink:type="simple" xlink:href="#__RefHeading__3071_1771236443" text:style-name="Internet_20_link" text:visited-style-name="Internet_20_link"><text:s/>8.9.1 <text:s/>Environment variables<text:tab/>9</text:a></text:p>
          <text:p text:style-name="P124"><text:a xlink:type="simple" xlink:href="#__RefHeading__2506_1675710487" text:style-name="Internet_20_link" text:visited-style-name="Internet_20_link"><text:s/>8.9.2 <text:s/>Naming conventions<text:tab/>9</text:a></text:p>
          <text:p text:style-name="P124"><text:a xlink:type="simple" xlink:href="#__RefHeading__3073_1771236443" text:style-name="Internet_20_link" text:visited-style-name="Internet_20_link"><text:s/>8.9.3 <text:s/>Global variables<text:tab/>10</text:a></text:p>
          <text:p text:style-name="P124"><text:a xlink:type="simple" xlink:href="#__RefHeading__3109_1771236443" text:style-name="Internet_20_link" text:visited-style-name="Internet_20_link"><text:s/>8.9.4 <text:s/>Dynamic listing<text:tab/>16</text:a></text:p>
          <text:p text:style-name="P124"><text:a xlink:type="simple" xlink:href="#__RefHeading__2508_1675710487" text:style-name="Internet_20_link" text:visited-style-name="Internet_20_link"><text:s/>8.9.5 <text:s/>fs_spec<text:tab/>16</text:a></text:p>
        </text:index-body>
      </text:table-of-content>
      <text:p text:style-name="Text_20_body"/>
      <text:h text:style-name="P85" text:outline-level="1"><text:bookmark-start text:name="__RefHeading__186_1334205824"/>Introduction<text:bookmark-end text:name="__RefHeading__186_1334205824"/></text:h>
      <text:p text:style-name="Text_20_body">This is the Programmer's Guide for Auroville's backup scripts ne<text:span text:style-name="T51">xt</text:span> generation (bung).</text:p>
      <text:h text:style-name="Heading_20_2" text:outline-level="2"><text:bookmark-start text:name="__RefHeading__681_1271462161"/>Related documentation<text:bookmark-end text:name="__RefHeading__681_1271462161"/></text:h>
      <text:list xml:id="list411664831" text:style-name="L1">
        <text:list-item>
          <text:p text:style-name="P113">Backup scripts next generation Publisher's Guide</text:p>
        </text:list-item>
        <text:list-item>
          <text:p text:style-name="P113">Backup scripts next generation User Guide</text:p>
        </text:list-item>
        <text:list-item>
          <text:p text:style-name="P113"><text:a xlink:type="simple" xlink:href="https://github.com/CharlesMAtkinson/bung" text:style-name="Internet_20_link" text:visited-style-name="Visited_20_Internet_20_Link">https://github.com/CharlesMAtkinson/bung</text:a> </text:p>
        </text:list-item>
      </text:list>
      <text:h text:style-name="Heading_20_1" text:outline-level="1"><text:bookmark-start text:name="__RefHeading__2174_1968793592"/>Files and directories<text:bookmark-end text:name="__RefHeading__2174_1968793592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5">Directory</text:p>
            </table:table-cell>
            <table:table-cell table:style-name="Table2.A1" office:value-type="string">
              <text:p text:style-name="P25">Files</text:p>
            </table:table-cell>
            <table:table-cell table:style-name="Table2.C1" office:value-type="string">
              <text:p text:style-name="P25">Note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Text_20_body">/usr/bin/</text:p>
          </table:table-cell>
          <table:table-cell table:style-name="Table2.A2" office:value-type="string">
            <text:p text:style-name="Standard">*</text:p>
          </table:table-cell>
          <table:table-cell table:style-name="Table2.C2" office:value-type="string">
            <text:p text:style-name="Standard">The scripts</text:p>
          </table:table-cell>
        </table:table-row>
        <table:table-row table:style-name="Table2.1">
          <table:table-cell table:style-name="Table2.A2" office:value-type="string">
            <text:p text:style-name="Text_20_body">/usr/lib/bung</text:p>
          </table:table-cell>
          <table:table-cell table:style-name="Table2.A2" office:value-type="string">
            <text:p text:style-name="Standard">*.fun and *.scrippet</text:p>
          </table:table-cell>
          <table:table-cell table:style-name="Table2.C2" office:value-type="string">
            <text:p text:style-name="Standard">Library – functions and script snippets</text:p>
          </table:table-cell>
        </table:table-row>
        <table:table-row table:style-name="Table2.1">
          <table:table-cell table:style-name="Table2.A2" office:value-type="string">
            <text:p text:style-name="Text_20_body">/usr/share/doc/bung/examples</text:p>
          </table:table-cell>
          <table:table-cell table:style-name="Table2.A2" office:value-type="string">
            <text:p text:style-name="Standard">*sample.conf</text:p>
          </table:table-cell>
          <table:table-cell table:style-name="Table2.C2" office:value-type="string">
            <text:p text:style-name="Standard">Sample configuration files</text:p>
          </table:table-cell>
        </table:table-row>
        <table:table-row table:style-name="Table2.1">
          <table:table-cell table:style-name="Table2.A2" office:value-type="string">
            <text:p text:style-name="Standard">/etc/bung <text:span text:style-name="T45">or ~/etc/bung</text:span></text:p>
          </table:table-cell>
          <table:table-cell table:style-name="Table2.A2" office:value-type="string">
            <text:p text:style-name="Standard"/>
          </table:table-cell>
          <table:table-cell table:style-name="Table2.C2" office:value-type="string">
            <text:p text:style-name="Standard">Configuration files</text:p>
          </table:table-cell>
        </table:table-row>
        <table:table-row table:style-name="Table2.1">
          <table:table-cell table:style-name="Table2.A2" office:value-type="string">
            <text:p text:style-name="P33">/usr/share/doc/bung-&lt;version&gt;</text:p>
          </table:table-cell>
          <table:table-cell table:style-name="Table2.A2" office:value-type="string">
            <text:p text:style-name="P33"/>
          </table:table-cell>
          <table:table-cell table:style-name="Table2.C2" office:value-type="string">
            <text:p text:style-name="P33">Documentation</text:p>
          </table:table-cell>
        </table:table-row>
        <table:table-row table:style-name="Table2.1">
          <table:table-cell table:style-name="Table2.A2" office:value-type="string">
            <text:p text:style-name="P33">/usr/share/man/man5</text:p>
          </table:table-cell>
          <table:table-cell table:style-name="Table2.A2" office:value-type="string">
            <text:p text:style-name="P33">bung.&lt;component&gt;.5.gz</text:p>
          </table:table-cell>
          <table:table-cell table:style-name="Table2.C2" office:value-type="string">
            <text:p text:style-name="P33">man pages for section 5</text:p>
          </table:table-cell>
        </table:table-row>
        <table:table-row table:style-name="Table2.1">
          <table:table-cell table:style-name="Table2.A2" office:value-type="string">
            <text:p text:style-name="P33">/usr/share/man/man8</text:p>
          </table:table-cell>
          <table:table-cell table:style-name="Table2.A2" office:value-type="string">
            <text:p text:style-name="P33">bung.&lt;component&gt;.8.gz</text:p>
          </table:table-cell>
          <table:table-cell table:style-name="Table2.C2" office:value-type="string">
            <text:p text:style-name="P33">man pages for section 8</text:p>
          </table:table-cell>
        </table:table-row>
        <table:table-row table:style-name="Table2.1">
          <table:table-cell table:style-name="Table2.A2" office:value-type="string">
            <text:p text:style-name="Standard">/<text:span text:style-name="T16">var/backup/mysql</text:span></text:p>
          </table:table-cell>
          <table:table-cell table:style-name="Table2.A2" office:value-type="string">
            <text:p text:style-name="P31">One subdirectory for each database</text:p>
          </table:table-cell>
          <table:table-cell table:style-name="Table2.C2" office:value-type="string">
            <text:p text:style-name="P28">Default mysql_bu backup directory</text:p>
          </table:table-cell>
        </table:table-row>
        <table:table-row table:style-name="Table2.1">
          <table:table-cell table:style-name="Table2.A2" office:value-type="string">
            <text:p text:style-name="P30">/<text:span text:style-name="T16">var/backup/openldap/</text:span></text:p>
          </table:table-cell>
          <table:table-cell table:style-name="Table2.A2" office:value-type="string">
            <text:p text:style-name="P28"/>
          </table:table-cell>
          <table:table-cell table:style-name="Table2.C2" office:value-type="string">
            <text:p text:style-name="P29">Default <text:span text:style-name="T17">openldap</text:span>_bu backup directory</text:p>
          </table:table-cell>
        </table:table-row>
        <table:table-row table:style-name="Table2.1">
          <table:table-cell table:style-name="Table2.A2" office:value-type="string">
            <text:p text:style-name="P30">/<text:span text:style-name="T16">var/backup/postgres</text:span></text:p>
          </table:table-cell>
          <table:table-cell table:style-name="Table2.A2" office:value-type="string">
            <text:p text:style-name="P31">One subdirectory for each database.</text:p>
            <text:p text:style-name="P32">global-&lt;timestamp&gt;.sql</text:p>
          </table:table-cell>
          <table:table-cell table:style-name="Table2.C2" office:value-type="string">
            <text:p text:style-name="P28">Default postgres_bu backup directory</text:p>
          </table:table-cell>
        </table:table-row>
        <table:table-row table:style-name="Table2.1">
          <table:table-cell table:style-name="Table2.A2" office:value-type="string">
            <text:p text:style-name="P27">/<text:span text:style-name="T16">var/backup/sysinfo</text:span></text:p>
          </table:table-cell>
          <table:table-cell table:style-name="Table2.A2" office:value-type="string">
            <text:p text:style-name="P32">sysinfo-&lt;timestamp&gt;</text:p>
          </table:table-cell>
          <table:table-cell table:style-name="Table2.C2" office:value-type="string">
            <text:p text:style-name="P28">Default <text:span text:style-name="T17">sysinfo</text:span>_bu backup directory</text:p>
          </table:table-cell>
        </table:table-row>
        <table:table-row table:style-name="Table2.1">
          <table:table-cell table:style-name="Table2.A2" office:value-type="string">
            <text:p text:style-name="P38">/var/log/bung <text:span text:style-name="T45">or ~/var/log/bung</text:span></text:p>
          </table:table-cell>
          <table:table-cell table:style-name="Table2.A2" office:value-type="string">
            <text:p text:style-name="Standard">&lt;script name&gt;+&lt;conf name&gt;.log</text:p>
          </table:table-cell>
          <table:table-cell table:style-name="Table2.C2" office:value-type="string">
            <text:p text:style-name="Standard">Log files</text:p>
          </table:table-cell>
        </table:table-row>
        <table:table-row table:style-name="Table2.1">
          <table:table-cell table:style-name="Table2.A2" office:value-type="string">
            <text:p text:style-name="P38">/var/log/bung/hotplug <text:span text:style-name="T45">or ~/var/log/bung/hotplug</text:span></text:p>
          </table:table-cell>
          <table:table-cell table:style-name="Table2.A2" office:value-type="string">
            <text:p text:style-name="Standard">&lt;organisation name&gt;</text:p>
          </table:table-cell>
          <table:table-cell table:style-name="Table2.C2" office:value-type="string">
            <text:p text:style-name="Standard">Hotplug device plug-in day and serial number</text:p>
          </table:table-cell>
        </table:table-row>
        <table:table-row table:style-name="Table2.1">
          <table:table-cell table:style-name="Table2.A2" office:value-type="string">
            <text:p text:style-name="P38">/run/bung <text:span text:style-name="T45">or ~/var/run/bung</text:span></text:p>
          </table:table-cell>
          <table:table-cell table:style-name="Table2.A2" office:value-type="string">
            <text:p text:style-name="P33"/>
          </table:table-cell>
          <table:table-cell table:style-name="Table2.C2" office:value-type="string">
            <text:p text:style-name="P33">Temporary directories and files</text:p>
          </table:table-cell>
        </table:table-row>
      </table:table>
      <text:h text:style-name="P79" text:outline-level="1"><text:bookmark-start text:name="__RefHeading__2184_1968793592"/><text:soft-page-break/>git<text:bookmark-end text:name="__RefHeading__2184_1968793592"/></text:h>
      <text:p text:style-name="P20">.<text:span text:style-name="T35">git/info/exclude:</text:span></text:p>
      <text:p text:style-name="P127"># git ls-files --others --exclude-from=.git/info/exclude</text:p>
      <text:p text:style-name="P127"># Lines that start with '#' are comments.</text:p>
      <text:p text:style-name="P127"/>
      <text:p text:style-name="P127">*~</text:p>
      <text:p text:style-name="P126">*.backup</text:p>
      <text:p text:style-name="P126">*.bu0</text:p>
      <text:p text:style-name="P126">*.bu1</text:p>
      <text:p text:style-name="P126">*.bu2</text:p>
      <text:p text:style-name="P126">*.bu3</text:p>
      <text:p text:style-name="P126">*.bu4</text:p>
      <text:p text:style-name="P126">*.bu5</text:p>
      <text:p text:style-name="P126">*.bu6</text:p>
      <text:p text:style-name="P126">*.htm</text:p>
      <text:p text:style-name="P126">*.org</text:p>
      <text:p text:style-name="P126">*.pdf</text:p>
      <text:p text:style-name="P126">*.swp</text:p>
      <text:p text:style-name="P126"/>
      <text:list xml:id="list1510648028" text:style-name="L2">
        <text:list-item>
          <text:p text:style-name="P86">.<text:span text:style-name="T51">backup, </text:span>.bu<text:span text:style-name="T51">*</text:span> and .org are for backup <text:span text:style-name="T51">files</text:span></text:p>
        </text:list-item>
        <text:list-item>
          <text:p text:style-name="P86">.<text:span text:style-name="T35">swp and ~ are for vim and emacs temporary files</text:span></text:p>
        </text:list-item>
      </text:list>
      <text:h text:style-name="P80" text:outline-level="1"><text:bookmark-start text:name="__RefHeading__4346_114266871"/>Installation procedure<text:bookmark-end text:name="__RefHeading__4346_114266871"/></text:h>
      <text:p text:style-name="P6">The installation procedure is described in the user guide. <text:s/><text:span text:style-name="T22">The user guide is in the <text:s/>tarball in the usr/share/doc/bung directory.</text:span></text:p>
      <text:h text:style-name="P81" text:outline-level="1"><text:bookmark-start text:name="__RefHeading__38058_1117652431"/>man pages<text:bookmark-end text:name="__RefHeading__38058_1117652431"/></text:h>
      <text:h text:style-name="P102" text:outline-level="2"><text:bookmark-start text:name="__RefHeading__2824_1889117757"/>Writing man pages<text:bookmark-end text:name="__RefHeading__2824_1889117757"/></text:h>
      <text:p text:style-name="P17">The man<text:span text:style-name="T30">(7)</text:span> lists the troff macros used in man pages.</text:p>
      <text:h text:style-name="P102" text:outline-level="2"><text:bookmark-start text:name="__RefHeading__2826_1889117757"/>View in-development man pages<text:bookmark-end text:name="__RefHeading__2826_1889117757"/></text:h>
      <text:p text:style-name="P18">To view a single in-development man page, example (can use -l for --local-file):</text:p>
      <text:p text:style-name="P50">master c@CW10:~/.../bung.git/man/man5$ <text:span text:style-name="T1">man --local-file bung.template_file.5</text:span> </text:p>
      <text:p text:style-name="P50"/>
      <text:p text:style-name="P8">To view <text:span text:style-name="T2">all</text:span><text:span text:style-name="T19"> the </text:span>in-development man pages, <text:span text:style-name="T29">in the git tree, in the opt subdir</text:span>:</text:p>
      <text:p text:style-name="P55"><text:span text:style-name="T41">master c@CW8:~/.../bung/git/opt$ </text:span><text:span text:style-name="T1">mkdir -p /tmp/man/man{5,8}</text:span></text:p>
      <text:p text:style-name="P40">for f in <text:span text:style-name="T42">share/</text:span>man/man5/*.5 </text:p>
      <text:p text:style-name="P40">do </text:p>
      <text:p text:style-name="P41"><text:s text:c="4"/><text:span text:style-name="T43">man --local-file $f</text:span></text:p>
      <text:p text:style-name="P41"><text:s text:c="4"/>gzip --to-stdout $f &gt; /<text:span text:style-name="T13">tmp</text:span>/man/man5/${f##*/}.gz</text:p>
      <text:p text:style-name="P40">done</text:p>
      <text:p text:style-name="P42">for f in <text:span text:style-name="T42">share/</text:span>man/man8/*.8</text:p>
      <text:p text:style-name="P40">do </text:p>
      <text:p text:style-name="P41"><text:s text:c="4"/><text:span text:style-name="T43">man --local-file $f</text:span></text:p>
      <text:p text:style-name="P41"><text:s text:c="4"/>gzip --to-stdout $f &gt; /<text:span text:style-name="T13">tmp</text:span>/man/man8/${f##*/}.gz</text:p>
      <text:p text:style-name="P40">done</text:p>
      <text:p text:style-name="P47"/>
      <text:p text:style-name="P9">To view the apropos database <text:span text:style-name="T15">entries for in-development man pages</text:span>, as root <text:span text:style-name="T29">in the git tree, in the opt subdir</text:span>:</text:p>
      <text:p text:style-name="P56">root@CW10:/home/c/d/Auroville/Blue Light/bung/git/opt# <text:span text:style-name="T1">mkdir -p /usr/local/man/man{5,8}</text:span></text:p>
      <text:p text:style-name="P46"><text:span text:style-name="T44">root@CW10:/home/c/d/Auroville/Blue Light/bung/git/opt# </text:span><text:span text:style-name="T1">for f in </text:span><text:span text:style-name="T3">share/</text:span><text:span text:style-name="T1">man/man5/*.5 </text:span></text:p>
      <text:p text:style-name="P40">do </text:p>
      <text:p text:style-name="P40"><text:soft-page-break/><text:s text:c="4"/>gzip --to-stdout $f &gt; /usr/<text:span text:style-name="T14">local</text:span>/man/man5/${f##*/}.gz </text:p>
      <text:p text:style-name="P40">done</text:p>
      <text:p text:style-name="P46"><text:span text:style-name="T44">root@CW10:/home/c/d/Auroville/Blue Light/bung/git/opt# </text:span><text:span text:style-name="T1">for f in </text:span><text:span text:style-name="T3">share/</text:span><text:span text:style-name="T1">man/man8/*.8 </text:span></text:p>
      <text:p text:style-name="P40">do </text:p>
      <text:p text:style-name="P40"><text:s text:c="4"/>gzip --to-stdout $f &gt; /usr/<text:span text:style-name="T14">local</text:span>/man/man8/${f##*/}.gz </text:p>
      <text:p text:style-name="P40">done</text:p>
      <text:p text:style-name="P48"><text:span text:style-name="T44">root@CW10:~# </text:span><text:span text:style-name="T1">mandb</text:span></text:p>
      <text:p text:style-name="P48"><text:span text:style-name="T44">root@CW10:~# </text:span><text:span text:style-name="T1">man -k bung</text:span></text:p>
      <text:p text:style-name="P47">...</text:p>
      <text:p text:style-name="P57"><text:span text:style-name="T44">root@CW10:~# </text:span><text:span text:style-name="T1">rm /usr/local/man/man{5,8}/bung.*.gz</text:span></text:p>
      <text:h text:style-name="P82" text:outline-level="1"><text:bookmark-start text:name="__RefHeading__10282_1000003259"/>Release procedure<text:bookmark-end text:name="__RefHeading__10282_1000003259"/></text:h>
      <text:p text:style-name="P117">Moved to "<text:span text:style-name="T53">Backup scripts next generation Publisher's Guide</text:span>"</text:p>
      <text:h text:style-name="P83" text:outline-level="1"><text:bookmark-start text:name="__RefHeading__4360_114266871"/>Running the scripts<text:bookmark-end text:name="__RefHeading__4360_114266871"/></text:h>
      <text:list xml:id="list1750902009" text:style-name="L9">
        <text:list-item>
          <text:p text:style-name="P87"><text:span text:style-name="T7">In case you want logging on screen, use </text:span><text:span text:style-name="Screen_20_font"><text:span text:style-name="T7">-l /dev/tty</text:span></text:span><text:span text:style-name="T7"> </text:span></text:p>
        </text:list-item>
        <text:list-item>
          <text:p text:style-name="P88">In case the script and configuration start working as intended, it is safe to interrupt with Ctrl+c.</text:p>
        </text:list-item>
        <text:list-item>
          <text:p text:style-name="P87"><text:span text:style-name="T7">In case the script starts working as intended and will take a long time to run, it is prudent to start it in a way that will allow it to continue such as run</text:span><text:span text:style-name="T10">n</text:span><text:span text:style-name="T7">ing under </text:span><text:span text:style-name="Screen_20_font"><text:span text:style-name="T7">screen</text:span></text:span><text:span text:style-name="T7">, with </text:span><text:span text:style-name="T11">backgrounding followed by</text:span><text:span text:style-name="T7"> </text:span><text:span text:style-name="Screen_20_font"><text:span text:style-name="T11">disown</text:span></text:span><text:span text:style-name="T7"> or similar. <text:s/>For example (would normally be followed by viewing/tailing the log file):<text:line-break/></text:span></text:p>
        </text:list-item>
      </text:list>
      <text:p text:style-name="P59">nohup /usr/bin/rsync_bu -c rsync_daily &amp; <text:line-break/><text:span text:style-name="T52">disown</text:span><text:line-break/></text:p>
      <text:list xml:id="list75209153704952" text:continue-numbering="true" text:style-name="L9">
        <text:list-item>
          <text:p text:style-name="P87"><text:span text:style-name="T7">In case the script needs testing on a busy machine, its impact can be reduced using </text:span><text:span text:style-name="Screen_20_font"><text:span text:style-name="T7">nice</text:span></text:span><text:span text:style-name="T7"> and </text:span><text:span text:style-name="Screen_20_font"><text:span text:style-name="T7">ionice</text:span></text:span><text:span text:style-name="T7">. <text:s/>For example:<text:line-break/></text:span></text:p>
        </text:list-item>
      </text:list>
      <text:p text:style-name="P128"><text:span text:style-name="T7">nohup nice -n19 -n0 /usr/bin/rsync_bu -c rsync_daily &amp;<text:line-break/></text:span></text:p>
      <text:list xml:id="list75210191310106" text:continue-numbering="true" text:style-name="L9">
        <text:list-item>
          <text:p text:style-name="P87"><text:span text:style-name="T7">In case you want more information, use the </text:span><text:span text:style-name="Screen_20_font"><text:span text:style-name="T7">-d</text:span></text:span><text:span text:style-name="T7"> option or, for subsidiary scripts, use the "Subsidiary script" keyword "debug" subkeyword.</text:span></text:p>
        </text:list-item>
      </text:list>
      <text:h text:style-name="P103" text:outline-level="2"><text:bookmark-start text:name="__RefHeading__7909_1304397502"/>Running development code<text:bookmark-end text:name="__RefHeading__7909_1304397502"/></text:h>
      <text:p text:style-name="P7"><text:span text:style-name="T8">F</text:span><text:span text:style-name="T7">or example, for developer c </text:span><text:span text:style-name="T9">with directories /home/c/bung/{etc,log,run}</text:span><text:span text:style-name="T7">, root runs:</text:span></text:p>
      <text:p text:style-name="P44">export BUNG_BIN_DIR=/home/c/d/Projects/bung/git/opt <text:s text:c="63"/></text:p>
      <text:p text:style-name="P44">export BUNG_ETC_DIR=/home/c/bung/etc</text:p>
      <text:p text:style-name="P44">export BUNG_<text:span text:style-name="T12">LIB</text:span>_DIR=/home/c/d/Projects/bung/git/opt/<text:span text:style-name="T12">lib</text:span> <text:s text:c="63"/></text:p>
      <text:p text:style-name="P44">export BUNG_LOG_DIR=/home/c/bung/log</text:p>
      <text:p text:style-name="P45">export BUNG_PID_DIR=/home/c/bung/run</text:p>
      <text:p text:style-name="P45">export BUNG_<text:span text:style-name="T20">TMP</text:span>_DIR=/home/c/bung/run</text:p>
      <text:p text:style-name="P45">/home/c/d/Projects/bung/git/opt/sysinfo_bu -c sysinfo</text:p>
      <text:h text:style-name="P84" text:outline-level="1"><text:bookmark-start text:name="__RefHeading__2188_1968793592"/>S<text:span text:style-name="T23">cripts notes</text:span><text:bookmark-end text:name="__RefHeading__2188_1968793592"/></text:h>
      <text:h text:style-name="Heading_20_2" text:outline-level="2"><text:bookmark-start text:name="__RefHeading__2498_1675710487"/>Common idioms<text:bookmark-end text:name="__RefHeading__2498_1675710487"/></text:h>
      <text:h text:style-name="Heading_20_3" text:outline-level="3"><text:bookmark-start text:name="__RefHeading__3065_1771236443"/>Array indices<text:bookmark-end text:name="__RefHeading__3065_1771236443"/></text:h>
      <text:p text:style-name="P11">Initialised to -1: <text:s/><text:span text:style-name="Screen_20_font">idx=-1</text:span> </text:p>
      <text:p text:style-name="P11">Incremented as the array is populated: <text:span text:style-name="Screen_20_font">array[++idx]=value</text:span> </text:p>
      <text:p text:style-name="P11"><text:soft-page-break/>This allows a simple for loop to read any and all populated array values:</text:p>
      <text:p text:style-name="P77">for ((i=0;i&gt;idx;i++)) </text:p>
      <text:p text:style-name="P77"/>
      <text:p text:style-name="P12">Configuration arrays support repeated keywords such as "MySQL". <text:s/>Arrays are also used when the keyword cannot be repeated such as "rsync" to facilitate a uniform usage within the scripts.</text:p>
      <text:h text:style-name="P104" text:outline-level="2"><text:bookmark-start text:name="__RefHeading__5144_1583415103"/>Configuration<text:bookmark-end text:name="__RefHeading__5144_1583415103"/></text:h>
      <text:h text:style-name="Heading_20_3" text:outline-level="3"><text:bookmark-start text:name="__RefHeading__2500_1675710487"/><text:span text:style-name="T26">Keywords and s</text:span>ubkeywords<text:bookmark-end text:name="__RefHeading__2500_1675710487"/></text:h>
      <text:p text:style-name="P15">This table is primarily provided to facilitate consistency when choosing new keywords and subkeywords.</text:p>
      <table:table table:name="Subkeywords" table:style-name="Subkeywords">
        <table:table-column table:style-name="Subkeywords.A"/>
        <table:table-column table:style-name="Subkeywords.B"/>
        <table:table-column table:style-name="Subkeywords.C"/>
        <table:table-header-rows>
          <table:table-row>
            <table:table-cell table:style-name="Subkeywords.A1" office:value-type="string">
              <text:p text:style-name="P72">Keyword</text:p>
            </table:table-cell>
            <table:table-cell table:style-name="Subkeywords.A1" office:value-type="string">
              <text:p text:style-name="P72">Subkeyword</text:p>
            </table:table-cell>
            <table:table-cell table:style-name="Subkeywords.C1" office:value-type="string">
              <text:p text:style-name="P73">Notes</text:p>
            </table:table-cell>
          </table:table-row>
        </table:table-header-rows>
        <table:table-row>
          <table:table-cell table:style-name="Subkeywords.A2" table:number-rows-spanned="4" office:value-type="string">
            <text:p text:style-name="P61">Check hotplug usage</text:p>
          </table:table-cell>
          <table:table-cell table:style-name="Subkeywords.A2" office:value-type="string">
            <text:p text:style-name="P61">Organisation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1">Email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1">MaxBackupAge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1">MaxDeviceChangeDays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table-cell table:style-name="Subkeywords.A2" office:value-type="string">
            <text:p text:style-name="P60">Email for report</text:p>
          </table:table-cell>
          <table:table-cell table:style-name="Subkeywords.A2" office:value-type="string">
            <text:p text:style-name="P60">no_log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table-cell table:style-name="Subkeywords.A2" table:number-rows-spanned="4" office:value-type="string">
            <text:p text:style-name="P62">Hotplug device</text:p>
          </table:table-cell>
          <table:table-cell table:style-name="Subkeywords.A2" office:value-type="string">
            <text:p text:style-name="P62">missing_device_message_class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2">notification_email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2">email_wait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2">notification_screen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table-cell table:style-name="Subkeywords.A2" office:value-type="string">
            <text:p text:style-name="P60">Log retention</text:p>
          </table:table-cell>
          <table:table-cell table:style-name="Subkeywords.A2" office:value-type="string">
            <text:p text:style-name="Table_20_Contents"/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table-cell table:style-name="Subkeywords.A2" office:value-type="string">
            <text:p text:style-name="P68">Max memory size</text:p>
          </table:table-cell>
          <table:table-cell table:style-name="Subkeywords.A2" office:value-type="string">
            <text:p text:style-name="P60"/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table-cell table:style-name="Subkeywords.A2" table:number-rows-spanned="3" office:value-type="string">
            <text:p text:style-name="P60">Mount</text:p>
          </table:table-cell>
          <table:table-cell table:style-name="Subkeywords.A2" office:value-type="string">
            <text:p text:style-name="P60">options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0">ignore_already_mounted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0">ignore_files_under_fs_file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table-cell table:style-name="Subkeywords.A2" table:number-rows-spanned="8" office:value-type="string">
            <text:p text:style-name="P62">MySQL</text:p>
          </table:table-cell>
          <table:table-cell table:style-name="Subkeywords.A2" office:value-type="string">
            <text:p text:style-name="P62">compression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2">defaults_file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2">dest_dir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2">dest_dir_usage_warning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2">dest_dir_windows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2">exclude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2">retention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2">timestamp_format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table-cell table:style-name="Subkeywords.A2" office:value-type="string">
            <text:p text:style-name="P68">Number of open files</text:p>
          </table:table-cell>
          <table:table-cell table:style-name="Subkeywords.A2" office:value-type="string">
            <text:p text:style-name="P62"/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table-cell table:style-name="Subkeywords.A2" table:number-rows-spanned="3" office:value-type="string">
            <text:p text:style-name="P62">OpenLDAP</text:p>
          </table:table-cell>
          <table:table-cell table:style-name="Subkeywords.A2" office:value-type="string">
            <text:p text:style-name="P62">dest_dir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2">dest_dir_usage_warning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2">retention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table-cell table:style-name="Subkeywords.A2" office:value-type="string">
            <text:p text:style-name="P60">Organisation name</text:p>
          </table:table-cell>
          <table:table-cell table:style-name="Subkeywords.A2" office:value-type="string">
            <text:p text:style-name="Table_20_Contents"/>
          </table:table-cell>
          <table:table-cell table:style-name="Subkeywords.C2" office:value-type="string">
            <text:p text:style-name="Table_20_Contents"/>
          </table:table-cell>
        </table:table-row>
        <text:soft-page-break/>
        <table:table-row>
          <table:table-cell table:style-name="Subkeywords.A2" table:number-rows-spanned="5" office:value-type="string">
            <text:p text:style-name="P65">PostgreSQL</text:p>
          </table:table-cell>
          <table:table-cell table:style-name="Subkeywords.A2" office:value-type="string">
            <text:p text:style-name="P62">dest_dir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2">dest_dir_usage_warning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2">exclude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2">retention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2">timestamp_format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table-cell table:style-name="Subkeywords.A2" table:number-rows-spanned="4" office:value-type="string">
            <text:p text:style-name="P68">Post-hook</text:p>
          </table:table-cell>
          <table:table-cell table:style-name="Subkeywords.A2" office:value-type="string">
            <text:p text:style-name="P68">timeout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8">timeout_msgclass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8">run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8">&lt;command&gt;</text:p>
          </table:table-cell>
          <table:table-cell table:style-name="Subkeywords.C2" office:value-type="string">
            <text:p text:style-name="P68">Arbitrary string</text:p>
          </table:table-cell>
        </table:table-row>
        <table:table-row>
          <table:table-cell table:style-name="Subkeywords.A2" table:number-rows-spanned="3" office:value-type="string">
            <text:p text:style-name="P70">Pre-hook</text:p>
          </table:table-cell>
          <table:table-cell table:style-name="Subkeywords.A2" office:value-type="string">
            <text:p text:style-name="P69">timeout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9">timeout_msgclass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8">&lt;command&gt;</text:p>
          </table:table-cell>
          <table:table-cell table:style-name="Subkeywords.C2" office:value-type="string">
            <text:p text:style-name="P69">Arbitrary string</text:p>
          </table:table-cell>
        </table:table-row>
        <table:table-row>
          <table:table-cell table:style-name="Subkeywords.A2" table:number-rows-spanned="11" office:value-type="string">
            <text:p text:style-name="P65">rsync</text:p>
          </table:table-cell>
          <table:table-cell table:style-name="Subkeywords.A2" office:value-type="string">
            <text:p text:style-name="P65">backup_dir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2">dest_dir_usage_warning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3">dest_dir_windows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5">--exclude-from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5">nocompression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5">no-numeric-ids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5">retention</text:p>
          </table:table-cell>
          <table:table-cell table:style-name="Subkeywords.C2" office:value-type="string">
            <text:p text:style-name="P65">Value may <text:span text:style-name="T27">end with</text:span> ",nowarn"</text:p>
          </table:table-cell>
        </table:table-row>
        <table:table-row>
          <table:covered-table-cell/>
          <table:table-cell table:style-name="Subkeywords.A2" office:value-type="string">
            <text:p text:style-name="P66">remote_host_timeout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6">retry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6">--timeout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6">verbose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table-cell table:style-name="Subkeywords.A2" office:value-type="string">
            <text:p text:style-name="P61">Shutdown</text:p>
          </table:table-cell>
          <table:table-cell table:style-name="Subkeywords.A2" office:value-type="string">
            <text:p text:style-name="Table_20_Contents"/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table-cell table:style-name="Subkeywords.A2" table:number-rows-spanned="2" office:value-type="string">
            <text:p text:style-name="P61">Snapshot</text:p>
          </table:table-cell>
          <table:table-cell table:style-name="Subkeywords.A2" office:value-type="string">
            <text:p text:style-name="P61">ignore_files_under_fs_file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1">size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table-cell table:style-name="Subkeywords.A1" table:number-rows-spanned="3" office:value-type="string">
            <text:p text:style-name="P61">Subsidiary script</text:p>
          </table:table-cell>
          <table:table-cell table:style-name="Subkeywords.A1" office:value-type="string">
            <text:p text:style-name="P61">debug</text:p>
          </table:table-cell>
          <table:table-cell table:style-name="Subkeywords.C1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1">ionice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1">nice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table-cell table:style-name="Subkeywords.A2" table:number-rows-spanned="3" office:value-type="string">
            <text:p text:style-name="P67">sysinfo</text:p>
          </table:table-cell>
          <table:table-cell table:style-name="Subkeywords.A2" office:value-type="string">
            <text:p text:style-name="P67">dest_dir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4">dest_dir_usage_warning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67">retention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table-cell table:style-name="Subkeywords.A2" table:number-rows-spanned="9" office:value-type="string">
            <text:p text:style-name="P71">Templated</text:p>
          </table:table-cell>
          <table:table-cell table:style-name="Subkeywords.A2" office:value-type="string">
            <text:p text:style-name="P71">template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71">hostname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71">identity_file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71">username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71">dest_dir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71">dest_dir_usage_warning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71">retention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71">git_root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covered-table-cell/>
          <table:table-cell table:style-name="Subkeywords.A2" office:value-type="string">
            <text:p text:style-name="P71">timeout</text:p>
          </table:table-cell>
          <table:table-cell table:style-name="Subkeywords.C2" office:value-type="string">
            <text:p text:style-name="Table_20_Contents"/>
          </table:table-cell>
        </table:table-row>
        <table:table-row>
          <table:table-cell table:style-name="Subkeywords.A2" office:value-type="string">
            <text:p text:style-name="P75">Keyword</text:p>
          </table:table-cell>
          <table:table-cell table:style-name="Subkeywords.A2" office:value-type="string">
            <text:p text:style-name="P76">Subkeyword</text:p>
          </table:table-cell>
          <table:table-cell table:style-name="Subkeywords.C2" office:value-type="string">
            <text:p text:style-name="P74">Notes</text:p>
          </table:table-cell>
        </table:table-row>
      </table:table>
      <text:p text:style-name="P14"/>
      <text:h text:style-name="P106" text:outline-level="2"><text:bookmark-start text:name="__RefHeading__2502_1675710487"/>Defect detection and reporting<text:bookmark-end text:name="__RefHeading__2502_1675710487"/></text:h>
      <text:p text:style-name="P10">Defects are:</text:p>
      <text:list xml:id="list2536275585" text:style-name="L10">
        <text:list-item>
          <text:p text:style-name="P89">Warnings. <text:s/>Identified in messages by "WARN:".</text:p>
        </text:list-item>
        <text:list-item>
          <text:p text:style-name="P89">Errors. <text:s/>Identified in messages by "ERROR:". <text:s/>Errors are fatal. <text:s/>The msg function, on being called with msg_clas E, calls the finalise function.<text:line-break/></text:p>
        </text:list-item>
      </text:list>
      <text:h text:style-name="P118" text:outline-level="3"><text:bookmark-start text:name="__RefHeading__5146_1583415103"/>Commands<text:bookmark-end text:name="__RefHeading__5146_1583415103"/></text:h>
      <text:p text:style-name="P21">All commands except those which must be run in the current shell such as <text:s/>cd should be run via the run_cmd_with_timeout function which ensures consistent defect reporting.</text:p>
      <text:p text:style-name="P21">Usage is described in /usr/lib/bung/run_cmd_with_timeout.fun's header comment.</text:p>
      <text:h text:style-name="P108" text:outline-level="2"><text:bookmark-start text:name="__RefHeading__2176_1968793592"/>File descriptors usage<text:bookmark-end text:name="__RefHeading__2176_1968793592"/></text:h>
      <text:list xml:id="list1563576831" text:style-name="L11">
        <text:list-item>
          <text:p text:style-name="P114">0 (stdin) - not changed</text:p>
        </text:list-item>
        <text:list-item>
          <text:p text:style-name="P115">1 (stdout) - redirected to log</text:p>
        </text:list-item>
        <text:list-item>
          <text:p text:style-name="P115">2 (stderr) - redirected to log</text:p>
        </text:list-item>
        <text:list-item>
          <text:p text:style-name="P115">3 <text:span text:style-name="T34">C</text:span>onfiguration file</text:p>
        </text:list-item>
        <text:list-item>
          <text:p text:style-name="P114">9 PID file</text:p>
        </text:list-item>
        <text:list-item>
          <text:p text:style-name="P115">1<text:span text:style-name="T33">1</text:span> <text:span text:style-name="T33">saved </text:span>stdout <text:span text:style-name="T33">fd</text:span></text:p>
        </text:list-item>
        <text:list-item>
          <text:p text:style-name="P115"><text:span text:style-name="T33">1</text:span>2 <text:span text:style-name="T33">saved </text:span>stderr <text:span text:style-name="T33">fd</text:span></text:p>
        </text:list-item>
      </text:list>
      <text:h text:style-name="P105" text:outline-level="2"><text:bookmark-start text:name="__RefHeading__2793_594919674"/>Functions<text:bookmark-end text:name="__RefHeading__2793_594919674"/></text:h>
      <text:h text:style-name="Heading_20_3" text:outline-level="3"><text:bookmark-start text:name="__RefHeading__2504_1675710487"/><text:span text:style-name="T26">N</text:span>am<text:span text:style-name="T28">ing conventions</text:span><text:bookmark-end text:name="__RefHeading__2504_1675710487"/></text:h>
      <text:h text:style-name="Heading_20_4" text:outline-level="4"><text:bookmark-start text:name="__RefHeading__2178_1968793592"/>Verbs<text:bookmark-end text:name="__RefHeading__2178_1968793592"/></text:h>
      <text:p text:style-name="P11">Function names generally start with a verb:</text:p>
      <text:list xml:id="list2999170730" text:style-name="L12">
        <text:list-item>
          <text:p text:style-name="P90">backup</text:p>
        </text:list-item>
        <text:list-item>
          <text:p text:style-name="P90">ck <text:s/>Check. <text:s/>Generic.</text:p>
        </text:list-item>
        <text:list-item>
          <text:p text:style-name="P90">do <text:s/>act</text:p>
        </text:list-item>
        <text:list-item>
          <text:p text:style-name="P90">err_trap <text:s/>Error trap. <text:s/>Typically uses a ck function to validity and, if not valid, generates and error message.</text:p>
        </text:list-item>
        <text:list-item>
          <text:p text:style-name="P90">finalise</text:p>
        </text:list-item>
        <text:list-item>
          <text:p text:style-name="P90"><text:soft-page-break/>get </text:p>
        </text:list-item>
        <text:list-item>
          <text:p text:style-name="P90">initialise</text:p>
        </text:list-item>
        <text:list-item>
          <text:p text:style-name="P90">msg</text:p>
        </text:list-item>
        <text:list-item>
          <text:p text:style-name="P90">parse <text:s/><text:span text:style-name="T21">Example: parse_conf</text:span></text:p>
        </text:list-item>
        <text:list-item>
          <text:p text:style-name="P90">postprocess <text:s/>Example: postprocess_mount_conf</text:p>
        </text:list-item>
        <text:list-item>
          <text:p text:style-name="P90">remove</text:p>
        </text:list-item>
        <text:list-item>
          <text:p text:style-name="P91">report</text:p>
        </text:list-item>
        <text:list-item>
          <text:p text:style-name="P90">run </text:p>
        </text:list-item>
        <text:list-item>
          <text:p text:style-name="P90">send </text:p>
        </text:list-item>
        <text:list-item>
          <text:p text:style-name="P90">update <text:line-break/></text:p>
        </text:list-item>
      </text:list>
      <text:p text:style-name="P11">Exceptions:</text:p>
      <text:list xml:id="list403543700" text:style-name="L13">
        <text:list-item>
          <text:p text:style-name="P92">fct <text:s/>Function call trace</text:p>
        </text:list-item>
        <text:list-item>
          <text:p text:style-name="P92">is <text:s/>Start of a question, example: is_fs_mounted</text:p>
        </text:list-item>
        <text:list-item>
          <text:p text:style-name="P92">my <text:s/>variation on a common command, example: my_cat</text:p>
        </text:list-item>
        <text:list-item>
          <text:p text:style-name="P92">usage</text:p>
        </text:list-item>
      </text:list>
      <text:h text:style-name="Heading_20_4" text:outline-level="4"><text:bookmark-start text:name="__RefHeading__2180_1968793592"/>Nouns<text:bookmark-end text:name="__RefHeading__2180_1968793592"/></text:h>
      <text:list xml:id="list1034873158" text:style-name="L14">
        <text:list-item>
          <text:p text:style-name="P93">conf <text:s/>Configuration. <text:s/>Example: postprocess_mount_conf</text:p>
        </text:list-item>
        <text:list-item>
          <text:p text:style-name="P93">file</text:p>
        </text:list-item>
        <text:list-item>
          <text:p text:style-name="P93">fs <text:s/>File system</text:p>
        </text:list-item>
        <text:list-item>
          <text:p text:style-name="P93">hotplug_usage</text:p>
        </text:list-item>
        <text:list-item>
          <text:p text:style-name="P94">ip_address</text:p>
        </text:list-item>
        <text:list-item>
          <text:p text:style-name="P93">mount</text:p>
        </text:list-item>
        <text:list-item>
          <text:p text:style-name="P93">notification</text:p>
        </text:list-item>
        <text:list-item>
          <text:p text:style-name="P93">pid <text:s/>Process ID (PID)</text:p>
        </text:list-item>
        <text:list-item>
          <text:p text:style-name="P93">snapshot <text:s/>LVM snapshot</text:p>
        </text:list-item>
        <text:list-item>
          <text:p text:style-name="P93">uint <text:s/>Unsigned integer</text:p>
        </text:list-item>
      </text:list>
      <text:h text:style-name="Heading_20_4" text:outline-level="4"><text:bookmark-start text:name="__RefHeading__2182_1968793592"/>Specifiers<text:bookmark-end text:name="__RefHeading__2182_1968793592"/></text:h>
      <text:p text:style-name="P11">Make the noun specific:</text:p>
      <text:p text:style-name="P11">mount <text:s/>Example: postprocess_mount_conf</text:p>
      <text:h text:style-name="P119" text:outline-level="3"><text:bookmark-start text:name="__RefHeading__5150_1583415103"/>Variable passing<text:bookmark-end text:name="__RefHeading__5150_1583415103"/></text:h>
      <text:list xml:id="list2705568194" text:style-name="L15">
        <text:list-item>
          <text:p text:style-name="P95">Pass values by argument (to make them visible) and parse them into local values with the same name as used by caller, using a readonly local variable whenever possible</text:p>
        </text:list-item>
        <text:list-item>
          <text:p text:style-name="P96">Pass arrays as globals or inherited locals (no choice; arrays cannot be passed as arguments in bash)</text:p>
        </text:list-item>
      </text:list>
      <text:p text:style-name="P37"/>
      <text:p text:style-name="Text_20_body">In the fct call, defend against unset variables.</text:p>
      <text:p text:style-name="P24">Trap unexpected number of arguments.</text:p>
      <text:p text:style-name="P24">Example:</text:p>
      <text:p text:style-name="P54"><text:s text:c="4"/>fct "${FUNCNAME[0]}" "started with keyword: ${1:-}, value: ${2:-}, line_n: ${3:-}"</text:p>
      <text:p text:style-name="P54"><text:s text:c="4"/>local ...</text:p>
      <text:p text:style-name="P54"/>
      <text:p text:style-name="P54"><text:s text:c="4"/># Parse arguments</text:p>
      <text:p text:style-name="P54"><text:s text:c="4"/># ~~~~~~~~~~~~~~~</text:p>
      <text:p text:style-name="P54"><text:s text:c="4"/>if (($<text:span text:style-name="T39">#</text:span>!=3)); then</text:p>
      <text:p text:style-name="P54"><text:s text:c="8"/>msg="Programmming error: ${FUNCNAME[0]} called with $<text:span text:style-name="T40">#</text:span> arguments instead of 3"</text:p>
      <text:p text:style-name="P54"><text:s text:c="8"/>msg E "$msg (args: $*)"</text:p>
      <text:p text:style-name="P54"><text:s text:c="4"/>fi</text:p>
      <text:p text:style-name="P54"><text:s text:c="4"/>local -r keyword=$1</text:p>
      <text:p text:style-name="P54"><text:soft-page-break/><text:s text:c="4"/>local -r value=$2</text:p>
      <text:p text:style-name="P54"><text:s text:c="4"/>local -r line_n=$3</text:p>
      <text:h text:style-name="P120" text:outline-level="3"><text:bookmark-start text:name="__RefHeading__2980_829198403"/>finalise function<text:bookmark-end text:name="__RefHeading__2980_829198403"/></text:h>
      <text:p text:style-name="P10">The finalise function may be called:</text:p>
      <text:list xml:id="list3276952295" text:style-name="L16">
        <text:list-item>
          <text:p text:style-name="P98">Routinely. <text:s/>As the last step in a bung scripts exection.</text:p>
        </text:list-item>
        <text:list-item>
          <text:p text:style-name="P98">After an error is detected.</text:p>
        </text:list-item>
        <text:list-item>
          <text:p text:style-name="P97">At any time when a trap <text:span text:style-name="T23">is actioned<text:line-break/></text:span></text:p>
        </text:list-item>
      </text:list>
      <text:p text:style-name="P34">To serve these disparate needs:</text:p>
      <text:list xml:id="list1246836197" text:style-name="L17">
        <text:list-item>
          <text:p text:style-name="P99">To allow finalise to tidy up before exiting, changes that need to be undone are noted with global variables named &lt;change name&gt;_flag and the <text:span text:style-name="T24">d</text:span>ata required to undo those changes is kept in global variables.</text:p>
        </text:list-item>
        <text:list-item>
          <text:p text:style-name="P99">finalise uses the same functions to undo the changes as are used when they are undone routinely.</text:p>
        </text:list-item>
        <text:list-item>
          <text:p text:style-name="P99">$finalising_flag is used to prevent recursive calls when errors are encountered while finalise is running</text:p>
        </text:list-item>
      </text:list>
      <text:h text:style-name="P109" text:outline-level="2"><text:bookmark-start text:name="__RefHeading__2795_594919674"/>LVM snapshots<text:bookmark-end text:name="__RefHeading__2795_594919674"/></text:h>
      <text:p text:style-name="P16">Internally the scripts generate mount configuration data for snapshots, similar to the data created for a Mount configuration.</text:p>
      <text:p text:style-name="P16">The process is spread over two functions:</text:p>
      <text:list xml:id="list1961257918" text:style-name="L18">
        <text:list-item>
          <text:p text:style-name="P116">Function parse_conf_snapshot parses any configuration file Snapshot line and starts the process with:</text:p>
        </text:list-item>
      </text:list>
      <text:p text:style-name="P58"><text:s text:c="8"/># Set the cross-reference indices</text:p>
      <text:p text:style-name="P58"><text:s text:c="8"/># ~~~~~~~~~~~~~~~~~~~~~~~~~~~~~~~</text:p>
      <text:p text:style-name="P58"><text:s text:c="8"/>mount_snapshot_idx[mount_idx]=$snapshot_idx</text:p>
      <text:p text:style-name="P58"><text:s text:c="8"/>snapshot_mount_idx[snapshot_idx]=$mount_idx</text:p>
      <text:p text:style-name="P58"/>
      <text:p text:style-name="P58"><text:s text:c="8"/># Set default values</text:p>
      <text:p text:style-name="P58"><text:s text:c="8"/># ~~~~~~~~~~~~~~~~~~</text:p>
      <text:p text:style-name="P58"><text:s text:c="8"/>mount_fsck[mount_idx]=$true</text:p>
      <text:p text:style-name="P58"><text:s text:c="8"/>mount_ignore_already_mounted[mount_idx]=$false</text:p>
      <text:p text:style-name="P58"><text:s text:c="8"/>mount_ignore_files_under_fs_file[mount_idx]=$false</text:p>
      <text:p text:style-name="P58"><text:s text:c="8"/>mount_notification_email[mount_idx]=</text:p>
      <text:p text:style-name="P58"><text:s text:c="8"/>mount_o_option[mount_idx]=<text:line-break/></text:p>
      <text:list xml:id="list75210402239350" text:continue-numbering="true" text:style-name="L18">
        <text:list-item>
          <text:p text:style-name="P116">Function postprocess_snapshot_conf is run by all scripts which have Snapshot as a valid configuration keyword. <text:s/>It completes the process with:</text:p>
        </text:list-item>
      </text:list>
      <text:p text:style-name="P78"><text:s text:c="4"/># Complete the data for each snapshot</text:p>
      <text:p text:style-name="P78"><text:s text:c="4"/># ~~~~~~~~~~~~~~~~~~~~~~~~~~~~~~~~~~~</text:p>
      <text:p text:style-name="P78"><text:s text:c="4"/>for ((i=0;i&lt;=snapshot_idx;i++))</text:p>
      <text:p text:style-name="P78"><text:s text:c="4"/>do</text:p>
      <text:p text:style-name="P49"/>
      <text:p text:style-name="P49"><text:s text:c="8"/>...</text:p>
      <text:p text:style-name="P49"/>
      <text:p text:style-name="P49"><text:s text:c="8"/># Set up for mounting</text:p>
      <text:p text:style-name="P49"><text:s text:c="8"/># ~~~~~~~~~~~~~~~~~~~</text:p>
      <text:p text:style-name="P49"><text:s text:c="8"/>j=${snapshot_mount_idx[i]}</text:p>
      <text:p text:style-name="P49"><text:s text:c="8"/>mount_fs_spec[j]=${snapshot_mapper[i]}</text:p>
      <text:p text:style-name="P49"/>
      <text:p text:style-name="P49"><text:s text:c="8"/>...</text:p>
      <text:p text:style-name="P49"/>
      <text:p text:style-name="P49"><text:s text:c="4"/>done</text:p>
      <text:h text:style-name="P110" text:outline-level="2"><text:bookmark-start text:name="__RefHeading___Toc3602_3746293352"/><text:span text:style-name="T50">S</text:span>hell environment<text:bookmark-end text:name="__RefHeading___Toc3602_3746293352"/></text:h>
      <text:p text:style-name="Text_20_body">Configured by initialise_1.scrippet:</text:p>
      <text:p text:style-name="P52"><text:soft-page-break/><text:s text:c="4"/># Configure shell environment</text:p>
      <text:p text:style-name="P52"><text:s text:c="4"/># ~~~~~~~~~~~~~~~~~~~~~~~~~~~</text:p>
      <text:p text:style-name="P52"><text:s text:c="4"/>export LANG=en_GB.UTF-8</text:p>
      <text:p text:style-name="P52"><text:s text:c="4"/>export LANGUAGE=en_GB.UTF-8</text:p>
      <text:p text:style-name="P52"><text:s text:c="4"/>for var_name in LC_ADDRESS LC_ALL LC_COLLATE LC_CTYPE LC_IDENTIFICATION \</text:p>
      <text:p text:style-name="P52"><text:s text:c="8"/>LC_MEASUREMENT LC_MESSAGES LC_MONETARY LC_NAME LC_NUMERIC LC_PAPER \</text:p>
      <text:p text:style-name="P52"><text:s text:c="8"/>LC_TELEPHONE LC_TIME </text:p>
      <text:p text:style-name="P52"><text:s text:c="4"/>do</text:p>
      <text:p text:style-name="P52"><text:s text:c="8"/>unset $var_name</text:p>
      <text:p text:style-name="P52"><text:s text:c="4"/>done</text:p>
      <text:p text:style-name="P52"/>
      <text:p text:style-name="P52"><text:s text:c="4"/>export PATH=/usr/local/bin:/usr/sbin:/sbin:/usr/bin:/bin</text:p>
      <text:p text:style-name="P52"><text:s text:c="4"/>IFS=$' \n\t'</text:p>
      <text:p text:style-name="P52"><text:s text:c="4"/>set -o nounset</text:p>
      <text:p text:style-name="P52"><text:s text:c="4"/>shopt -s extglob <text:s text:c="11"/># Enable extended pattern matching operators</text:p>
      <text:p text:style-name="P52"><text:s text:c="4"/>unset CDPATH <text:s text:c="15"/># Ensure cd behaves as expected</text:p>
      <text:p text:style-name="P52"><text:s text:c="4"/>umask 022</text:p>
      <text:h text:style-name="P107" text:outline-level="2"><text:bookmark-start text:name="__RefHeading__3573_1878307145"/>Traps<text:bookmark-end text:name="__RefHeading__3573_1878307145"/></text:h>
      <text:p text:style-name="P10"># <text:s text:c="2"/>* At any time, a trapped event may transfer control to finalise().</text:p>
      <text:h text:style-name="P111" text:outline-level="2"><text:bookmark-start text:name="__RefHeading__5154_1583415103"/>Variables<text:bookmark-end text:name="__RefHeading__5154_1583415103"/></text:h>
      <text:h text:style-name="Heading_20_3" text:outline-level="3"><text:bookmark-start text:name="__RefHeading__3071_1771236443"/>Environment variables<text:bookmark-end text:name="__RefHeading__3071_1771236443"/></text:h>
      <text:p text:style-name="Text_20_body">All initialised if not already set by initialise_1.scrippet:</text:p>
      <text:p text:style-name="P52"><text:s text:c="4"/># Initialise some environment variables</text:p>
      <text:p text:style-name="P52"><text:s text:c="4"/># ~~~~~~~~~~~~~~~~~~~~~~~~~~~~~~~~~~~~~</text:p>
      <text:p text:style-name="P52"><text:s text:c="4"/># If these are already set, they are not changed</text:p>
      <text:p text:style-name="P52"><text:s text:c="4"/># BUNG_LIB_DIR is set by the calling script and used to source this scrippet</text:p>
      <text:p text:style-name="P52"><text:s text:c="4"/>export BUNG_BIN_DIR=${BUNG_BIN_DIR:-/usr/bin}</text:p>
      <text:p text:style-name="P52"><text:s text:c="4"/>export BUNG_ETC_DIR=${BUNG_ETC_DIR:-/etc/bung}</text:p>
      <text:p text:style-name="P52"><text:s text:c="4"/>export BUNG_LOG_DIR=${BUNG_LOG_DIR:-/var/log/bung}</text:p>
      <text:p text:style-name="P52"><text:s text:c="4"/>export BUNG_PID_DIR=${BUNG_PID_DIR:-/run/bung}</text:p>
      <text:p text:style-name="P53"><text:span text:style-name="T36"><text:s text:c="4"/>export BUNG_TMP_DIR=${BUNG_TMP_DIR:-/run/bung}</text:span><text:line-break/></text:p>
      <text:p text:style-name="Text_20_body">PATH is also set in initialise_1.scrippet. <text:s/>It can be changed using option -p.</text:p>
      <text:h text:style-name="Heading_20_3" text:outline-level="3"><text:bookmark-start text:name="__RefHeading__2506_1675710487"/>Naming conventions<text:bookmark-end text:name="__RefHeading__2506_1675710487"/></text:h>
      <text:list xml:id="list3504534831" text:style-name="L19">
        <text:list-item>
          <text:p text:style-name="P100"><text:span text:style-name="Screen_20_font"><text:span text:style-name="T1">*_conf, *_conf_*</text:span></text:span> <text:s/>Configuration.</text:p>
        </text:list-item>
        <text:list-item>
          <text:p text:style-name="P100"><text:span text:style-name="Screen_20_font"><text:span text:style-name="T1">*_dir</text:span></text:span> <text:s/>A directory path name. <text:s/>Values should not have a trailing /</text:p>
        </text:list-item>
        <text:list-item>
          <text:p text:style-name="P100"><text:span text:style-name="Screen_20_font"><text:span text:style-name="T1">*_flag</text:span></text:span> <text:s/>A logic variable, valued either $true or $false. <text:s/><text:span text:style-name="T31">Many logic variable names do not have _flag</text:span></text:p>
        </text:list-item>
        <text:list-item>
          <text:p text:style-name="P100"><text:span text:style-name="Screen_20_font"><text:span text:style-name="T1">*_fmt</text:span></text:span> <text:s/>A format.</text:p>
        </text:list-item>
        <text:list-item>
          <text:p text:style-name="P100"><text:span text:style-name="Screen_20_font"><text:span text:style-name="T1">*_fn</text:span></text:span> <text:s/>A file name.</text:p>
        </text:list-item>
        <text:list-item>
          <text:p text:style-name="P100"><text:span text:style-name="Screen_20_font"><text:span text:style-name="T1">*_idx</text:span></text:span> <text:s/>An index.</text:p>
        </text:list-item>
        <text:list-item>
          <text:p text:style-name="P100"><text:span text:style-name="Screen_20_font"><text:span text:style-name="T1">*_n</text:span></text:span> <text:s/>A sequence number, as in "line number".</text:p>
        </text:list-item>
        <text:list-item>
          <text:p text:style-name="P100"><text:span text:style-name="Screen_20_font"><text:span text:style-name="T1">n_*</text:span></text:span> <text:s/>A quantity number, as in "number of lines".</text:p>
        </text:list-item>
        <text:list-item>
          <text:p text:style-name="P100"><text:span text:style-name="Screen_20_font"><text:span text:style-name="T1">*_norm</text:span></text:span> <text:s/>Normalised.</text:p>
        </text:list-item>
        <text:list-item>
          <text:p text:style-name="P101"><text:span text:style-name="Screen_20_font"><text:span text:style-name="T1">*_re</text:span></text:span> <text:s/>A regular expression. <text:s/><text:span text:style-name="T46">The old convention was </text:span><text:span text:style-name="Screen_20_font"><text:span text:style-name="T5">*_regex </text:span></text:span><text:span text:style-name="Screen_20_font"><text:span text:style-name="T47">and some old names have not been changed.</text:span></text:span></text:p>
        </text:list-item>
        <text:list-item>
          <text:p text:style-name="P100"><text:span text:style-name="Screen_20_font"><text:span text:style-name="T1">*_str</text:span></text:span> <text:s/>A string.</text:p>
        </text:list-item>
        <text:list-item>
          <text:p text:style-name="P100"><text:span text:style-name="Screen_20_font"><text:span text:style-name="T1">*_val</text:span></text:span> <text:s/>A value. <text:s/><text:span text:style-name="T25">TODO: used?</text:span></text:p>
        </text:list-item>
        <text:list-item>
          <text:p text:style-name="P100"><text:span text:style-name="Screen_20_font"><text:span text:style-name="T1">buf</text:span></text:span> <text:s text:c="2"/>A buffer for localised use.</text:p>
        </text:list-item>
        <text:list-item>
          <text:p text:style-name="P100"><text:span text:style-name="Screen_20_font"><text:span text:style-name="T1">i, j</text:span></text:span> <text:s/>Loop variables.</text:p>
        </text:list-item>
        <text:list-item>
          <text:p text:style-name="P100"><text:span text:style-name="Screen_20_font"><text:span text:style-name="T1">rc, *_rc</text:span></text:span> <text:s text:c="2"/>Return code.</text:p>
        </text:list-item>
        <text:list-item>
          <text:p text:style-name="P101"><text:span text:style-name="Screen_20_font"><text:span text:style-name="T1">re</text:span></text:span> <text:s/>A regular expression for localised use. <text:s/><text:span text:style-name="T46">The old convention was </text:span><text:span text:style-name="Screen_20_font"><text:span text:style-name="T5">regex </text:span></text:span><text:span text:style-name="Screen_20_font"><text:span text:style-name="T47">and some old names have not been changed.</text:span></text:span></text:p>
        </text:list-item>
        <text:list-item>
          <text:p text:style-name="P100"><text:soft-page-break/><text:span text:style-name="Screen_20_font"><text:span text:style-name="T1">value</text:span></text:span> <text:s text:c="2"/>A value.</text:p>
        </text:list-item>
      </text:list>
      <text:h text:style-name="P121" text:outline-level="3"><text:bookmark-start text:name="__RefHeading__3073_1771236443"/>Global variables<text:bookmark-end text:name="__RefHeading__3073_1771236443"/></text:h>
      <text:p text:style-name="P22">The table does not include variables which are declared as local and are subsequently available to called functions as globals. <text:s/><text:span text:style-name="T37">TODO: make it so!</text:span></text:p>
      <text:p text:style-name="P23">TODO: document "inherited local variables" meaning "<text:span text:style-name="T31">variables which are declared as local and are subsequently available to called functions</text:span>" such as parsed_word below. <text:s/><text:span text:style-name="T38">An online search (for +bash +variable +scope +terminology) did not find any established usage so can use the term </text:span>"inherited local variables"</text:p>
      <text:p text:style-name="P19">Mostly created by initialise_1.scrippet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5">Variable name</text:p>
            </table:table-cell>
            <table:table-cell table:style-name="Table1.A1" office:value-type="string">
              <text:p text:style-name="P25">Written by</text:p>
            </table:table-cell>
            <table:table-cell table:style-name="Table1.C1" office:value-type="string">
              <text:p text:style-name="P25">Notes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Screen"><text:span text:style-name="Screen_20_font">ck_hotplug_usage_email[]</text:span></text:p>
          </table:table-cell>
          <table:table-cell table:style-name="Table1.A2" office:value-type="string">
            <text:p text:style-name="Standard">Function parse_conf_ck_hotplug_usag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ck_hotplug_usage_idx</text:span></text:p>
          </table:table-cell>
          <table:table-cell table:style-name="Table1.A2" office:value-type="string">
            <text:p text:style-name="Standard">initialise_1.scrippet and function parse_conf_ck_hotplug_usag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ck_hotplug_usage_max_backup_age[]</text:span></text:p>
          </table:table-cell>
          <table:table-cell table:style-name="Table1.A2" office:value-type="string">
            <text:p text:style-name="Standard">Function parse_conf_ck_hotplug_usag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ck_hotplug_usage_max_backup_age[]</text:span></text:p>
          </table:table-cell>
          <table:table-cell table:style-name="Table1.A2" office:value-type="string">
            <text:p text:style-name="Standard">Function parse_conf_ck_hotplug_usag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ck_hotplug_usage_max_device_change_days[]</text:span></text:p>
          </table:table-cell>
          <table:table-cell table:style-name="Table1.A2" office:value-type="string">
            <text:p text:style-name="Standard">Function parse_conf_ck_hotplug_usag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ck_hotplug_usage_org[]</text:span></text:p>
          </table:table-cell>
          <table:table-cell table:style-name="Table1.A2" office:value-type="string">
            <text:p text:style-name="Standard">Function parse_conf_ck_hotplug_usage (initialisation) and parse_conf_subkey_valu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conf_fn</text:span></text:p>
          </table:table-cell>
          <table:table-cell table:style-name="Table1.A2" office:value-type="string">
            <text:p text:style-name="Standard">initialise_1.scrippet (when parsing the options)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email_for_report_idx</text:p>
          </table:table-cell>
          <table:table-cell table:style-name="Table1.A2" office:value-type="string">
            <text:p text:style-name="Standard">initialise_1.scrippet and parse_conf_email_for_repor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email_for_report[]</text:p>
          </table:table-cell>
          <table:table-cell table:style-name="Table1.A2" office:value-type="string">
            <text:p text:style-name="Standard">parse_conf_email_for_report</text:p>
          </table:table-cell>
          <table:table-cell table:style-name="Table1.C2" office:value-type="string">
            <text:p text:style-name="Standard">If no "Email for report" in conf file, <text:s/>defaulted by postprocess_email_for_report_conf</text:p>
          </table:table-cell>
        </table:table-row>
        <table:table-row table:style-name="Table1.1">
          <table:table-cell table:style-name="Table1.A2" office:value-type="string">
            <text:p text:style-name="Screen">email_for_report_nolog_flag[]</text:p>
          </table:table-cell>
          <table:table-cell table:style-name="Table1.A2" office:value-type="string">
            <text:p text:style-name="Standard">parse_conf_email_for_report</text:p>
          </table:table-cell>
          <table:table-cell table:style-name="Table1.C2" office:value-type="string">
            <text:p text:style-name="Standard">If no "Email for report" in conf file, <text:s/>defaulted by postprocess_email_for_report_conf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false</text:span></text:p>
          </table:table-cell>
          <table:table-cell table:style-name="Table1.A2" office:value-type="string">
            <text:p text:style-name="Standard">initialise_1.scrippet</text:p>
          </table:table-cell>
          <table:table-cell table:style-name="Table1.C2" office:value-type="string">
            <text:p text:style-name="Standard">Value empty</text:p>
          </table:table-cell>
        </table:table-row>
        <table:table-row table:style-name="Table1.1">
          <table:table-cell table:style-name="Table1.A2" office:value-type="string">
            <text:p text:style-name="Screen">fn_date_format</text:p>
          </table:table-cell>
          <table:table-cell table:style-name="Table1.A2" office:value-type="string">
            <text:p text:style-name="Standard">initialise_1.scrippet (defaulted; changed by the -w options)</text:p>
          </table:table-cell>
          <table:table-cell table:style-name="Table1.C2" office:value-type="string">
            <text:p text:style-name="Standard">The date command format used when constructing file names.</text:p>
          </table:table-cell>
        </table:table-row>
        <text:soft-page-break/>
        <table:table-row table:style-name="Table1.1">
          <table:table-cell table:style-name="Table1.A2" office:value-type="string">
            <text:p text:style-name="Screen">hotplug_dev_idx</text:p>
          </table:table-cell>
          <table:table-cell table:style-name="Table1.A2" office:value-type="string">
            <text:p text:style-name="Standard">hotplug_bu's initialise function</text:p>
          </table:table-cell>
          <table:table-cell table:style-name="Table1.C2" office:value-type="string">
            <text:p text:style-name="Standard">During parsing the configuration file: the index for the hotplug_dev_* arrays.</text:p>
            <text:p text:style-name="Standard">Not changed after then, so is later the maximum index for the hotplug_dev_* arrays.</text:p>
            <text:p text:style-name="Standard">Global only for hotplug_bu</text:p>
          </table:table-cell>
        </table:table-row>
        <table:table-row table:style-name="Table1.1">
          <table:table-cell table:style-name="Table1.A2" office:value-type="string">
            <text:p text:style-name="Screen">hotplug_dev_path[]</text:p>
          </table:table-cell>
          <table:table-cell table:style-name="Table1.A2" office:value-type="string">
            <text:p text:style-name="Standard">parse_conf_hotplug_device</text:p>
          </table:table-cell>
          <table:table-cell table:style-name="Table1.C2" office:value-type="string">
            <text:p text:style-name="Standard">Global only for hotplug_bu</text:p>
          </table:table-cell>
        </table:table-row>
        <table:table-row table:style-name="Table1.1">
          <table:table-cell table:style-name="Table1.A2" office:value-type="string">
            <text:p text:style-name="Screen">hotplug_dev_missing_msgclass[]</text:p>
          </table:table-cell>
          <table:table-cell table:style-name="Table1.A2" office:value-type="string">
            <text:p text:style-name="Standard">parse_conf_hotplug_device via parse_conf_subkey_value</text:p>
          </table:table-cell>
          <table:table-cell table:style-name="Table1.C2" office:value-type="string">
            <text:p text:style-name="Standard">Global only for hotplug_bu</text:p>
          </table:table-cell>
        </table:table-row>
        <table:table-row table:style-name="Table1.1">
          <table:table-cell table:style-name="Table1.A2" office:value-type="string">
            <text:p text:style-name="Screen">hotplug_dev_note_email[]</text:p>
          </table:table-cell>
          <table:table-cell table:style-name="Table1.A2" office:value-type="string">
            <text:p text:style-name="Standard">parse_conf_hotplug_device via parse_conf_subkey_value</text:p>
          </table:table-cell>
          <table:table-cell table:style-name="Table1.C2" office:value-type="string">
            <text:p text:style-name="Standard">Global only for hotplug_bu</text:p>
          </table:table-cell>
        </table:table-row>
        <table:table-row table:style-name="Table1.1">
          <table:table-cell table:style-name="Table1.A2" office:value-type="string">
            <text:p text:style-name="Screen">hotplug_dev_note_email_wait[]</text:p>
          </table:table-cell>
          <table:table-cell table:style-name="Table1.A2" office:value-type="string">
            <text:p text:style-name="Standard">parse_conf_hotplug_device via parse_conf_subkey_value</text:p>
          </table:table-cell>
          <table:table-cell table:style-name="Table1.C2" office:value-type="string">
            <text:p text:style-name="Standard">Global only for hotplug_bu</text:p>
          </table:table-cell>
        </table:table-row>
        <table:table-row table:style-name="Table1.1">
          <table:table-cell table:style-name="Table1.A2" office:value-type="string">
            <text:p text:style-name="Screen">hotplug_dev_note_screen_flag[]</text:p>
          </table:table-cell>
          <table:table-cell table:style-name="Table1.A2" office:value-type="string">
            <text:p text:style-name="Standard">parse_conf_hotplug_device via parse_conf_subkey_value</text:p>
          </table:table-cell>
          <table:table-cell table:style-name="Table1.C2" office:value-type="string">
            <text:p text:style-name="Standard">Global only for hotplug_bu</text:p>
          </table:table-cell>
        </table:table-row>
        <table:table-row table:style-name="Table1.1">
          <table:table-cell table:style-name="Table1.A2" office:value-type="string">
            <text:p text:style-name="Screen">hotplug_dev_serno[]</text:p>
          </table:table-cell>
          <table:table-cell table:style-name="Table1.A2" office:value-type="string">
            <text:p text:style-name="Standard">hotplug_bu's initialise function</text:p>
          </table:table-cell>
          <table:table-cell table:style-name="Table1.C2" office:value-type="string">
            <text:p text:style-name="Standard">Hotplug device serial number.</text:p>
            <text:p text:style-name="Standard">Global only for hotplug_bu</text:p>
          </table:table-cell>
        </table:table-row>
        <table:table-row table:style-name="Table1.1">
          <table:table-cell table:style-name="Table1.A2" office:value-type="string">
            <text:p text:style-name="Screen">hotplug_whole_dev[]</text:p>
          </table:table-cell>
          <table:table-cell table:style-name="Table1.A2" office:value-type="string">
            <text:p text:style-name="Standard">hotplug_bu's initialise function</text:p>
          </table:table-cell>
          <table:table-cell table:style-name="Table1.C2" office:value-type="string">
            <text:p text:style-name="Standard">Example: /dev/sdg</text:p>
            <text:p text:style-name="Standard">Global only for hotplug_bu</text:p>
          </table:table-cell>
        </table:table-row>
        <table:table-row table:style-name="Table1.1">
          <table:table-cell table:style-name="Table1.A2" office:value-type="string">
            <text:p text:style-name="Screen">is_fs_mounted_out[]</text:p>
          </table:table-cell>
          <table:table-cell table:style-name="Table1.A2" office:value-type="string">
            <text:p text:style-name="Standard">Function is_fs_mounted_out</text:p>
          </table:table-cell>
          <table:table-cell table:style-name="Table1.C2" office:value-type="string">
            <text:p text:style-name="Standard">Used to pass any mountpoints to caller</text:p>
          </table:table-cell>
        </table:table-row>
        <table:table-row table:style-name="Table1.1">
          <table:table-cell table:style-name="Table1.A2" office:value-type="string">
            <text:p text:style-name="Screen">lvremove_count_max</text:p>
          </table:table-cell>
          <table:table-cell table:style-name="Table1.A2" office:value-type="string">
            <text:p text:style-name="Standard">initialise_1.scrippet</text:p>
          </table:table-cell>
          <table:table-cell table:style-name="Table1.C2" office:value-type="string">
            <text:p text:style-name="Standard">Number of times to attemp LVM snapshot removal</text:p>
          </table:table-cell>
        </table:table-row>
        <table:table-row table:style-name="Table1.1">
          <table:table-cell table:style-name="Table1.A2" office:value-type="string">
            <text:p text:style-name="Screen">mount_done_mountpoint[]</text:p>
          </table:table-cell>
          <table:table-cell table:style-name="Table1.A2" office:value-type="string">
            <text:p text:style-name="Standard">do_mounts</text:p>
          </table:table-cell>
          <table:table-cell table:style-name="Table1.C2" office:value-type="string">
            <text:p text:style-name="Standard">Records which mountpoints the script mounted a file system on so the can be unmounted by finalise</text:p>
          </table:table-cell>
        </table:table-row>
        <table:table-row table:style-name="Table1.1">
          <table:table-cell table:style-name="Table1.A2" office:value-type="string">
            <text:p text:style-name="Screen">mount_done_mountpoint_idx</text:p>
          </table:table-cell>
          <table:table-cell table:style-name="Table1.A2" office:value-type="string">
            <text:p text:style-name="Standard">do_mounts</text:p>
          </table:table-cell>
          <table:table-cell table:style-name="Table1.C2" office:value-type="string">
            <text:p text:style-name="Standard">While mounting file systems, the index for the mount_done_mountpoint array.</text:p>
            <text:p text:style-name="Standard">Not changed <text:span text:style-name="T18">after</text:span> then, so is later the maximum index for the mount_done_mountpoint array. </text:p>
          </table:table-cell>
        </table:table-row>
        <table:table-row table:style-name="Table1.1">
          <table:table-cell table:style-name="Table1.A2" office:value-type="string">
            <text:p text:style-name="Screen">mount_fs_file[]</text:p>
          </table:table-cell>
          <table:table-cell table:style-name="Table1.A2" office:value-type="string">
            <text:p text:style-name="Standard">Functions parse_conf_mount and parse_conf_snapshot</text:p>
          </table:table-cell>
          <table:table-cell table:style-name="Table1.C2" office:value-type="string">
            <text:p text:style-name="Standard">Mountpoint (fs_file is fstab man page term)</text:p>
          </table:table-cell>
        </table:table-row>
        <text:soft-page-break/>
        <table:table-row table:style-name="Table1.1">
          <table:table-cell table:style-name="Table1.A2" office:value-type="string">
            <text:p text:style-name="Screen">mount_fs_spec[]</text:p>
          </table:table-cell>
          <table:table-cell table:style-name="Table1.A2" office:value-type="string">
            <text:p text:style-name="Standard">Function postprocess_mount_conf or postprocess_snapshot_conf</text:p>
          </table:table-cell>
          <table:table-cell table:style-name="Table1.C2" office:value-type="string">
            <text:p text:style-name="Standard">The file system "special" file a.k.a device file (fs_spec is the fstab man page term) to use when searching /proc/mounts</text:p>
          </table:table-cell>
        </table:table-row>
        <table:table-row table:style-name="Table1.1">
          <table:table-cell table:style-name="Table1.A2" office:value-type="string">
            <text:p text:style-name="Screen">mount_fs_spec_conf[]</text:p>
          </table:table-cell>
          <table:table-cell table:style-name="Table1.A2" office:value-type="string">
            <text:p text:style-name="Standard">Functions parse_conf_mount and parse_conf_snapshot</text:p>
          </table:table-cell>
          <table:table-cell table:style-name="Table1.C2" office:value-type="string">
            <text:p text:style-name="Standard">The configured file system "special" file a.k.a device file (fs_spec is the fstab man page term)</text:p>
          </table:table-cell>
        </table:table-row>
        <table:table-row table:style-name="Table1.1">
          <table:table-cell table:style-name="Table1.A2" office:value-type="string">
            <text:p text:style-name="Screen">mount_idx</text:p>
          </table:table-cell>
          <table:table-cell table:style-name="Table1.A2" office:value-type="string">
            <text:p text:style-name="Standard">Functions initialise and parse_mount_conf</text:p>
          </table:table-cell>
          <table:table-cell table:style-name="Table1.C2" office:value-type="string">
            <text:p text:style-name="Standard">During parsing the configuration file: the index for the mount_* arrays.</text:p>
            <text:p text:style-name="Standard">Not changed after then, so is later the maximum index for the mount_* arrays.</text:p>
          </table:table-cell>
        </table:table-row>
        <table:table-row table:style-name="Table1.1">
          <table:table-cell table:style-name="Table1.A2" office:value-type="string">
            <text:p text:style-name="Screen">mount_ignore_files_under_fs_file[]</text:p>
          </table:table-cell>
          <table:table-cell table:style-name="Table1.A2" office:value-type="string">
            <text:p text:style-name="Standard">Function parse_conf_mount and parse_conf_subkey_value</text:p>
          </table:table-cell>
          <table:table-cell table:style-name="Table1.C2" office:value-type="string">
            <text:p text:style-name="Standard">Defaulted to $false; changed to $true if ignore_files_under_fs_file is configured</text:p>
          </table:table-cell>
        </table:table-row>
        <table:table-row table:style-name="Table1.1">
          <table:table-cell table:style-name="Table1.A2" office:value-type="string">
            <text:p text:style-name="Screen">mount_notification_email[]</text:p>
          </table:table-cell>
          <table:table-cell table:style-name="Table1.A2" office:value-type="string">
            <text:p text:style-name="Standard">Function parse_conf_mount</text:p>
          </table:table-cell>
          <table:table-cell table:style-name="Table1.C2" office:value-type="string">
            <text:p text:style-name="Standard">Email to notify before and after mounting a file system (intended for hotplug devices)</text:p>
          </table:table-cell>
        </table:table-row>
        <table:table-row table:style-name="Table1.1">
          <table:table-cell table:style-name="Table1.A2" office:value-type="string">
            <text:p text:style-name="Screen">mount_notification_screen_flag[]</text:p>
          </table:table-cell>
          <table:table-cell table:style-name="Table1.A2" office:value-type="string">
            <text:p text:style-name="Standard">Function parse_conf_mount</text:p>
          </table:table-cell>
          <table:table-cell table:style-name="Table1.C2" office:value-type="string">
            <text:p text:style-name="Standard">When set, notifications before and after mounting a file system are written to the local screen (intended for hotplug devices)</text:p>
          </table:table-cell>
        </table:table-row>
        <table:table-row table:style-name="Table1.1">
          <table:table-cell table:style-name="Table1.A2" office:value-type="string">
            <text:p text:style-name="Screen">mount_o_option[]</text:p>
          </table:table-cell>
          <table:table-cell table:style-name="Table1.A2" office:value-type="string">
            <text:p text:style-name="Standard">Functions parse_conf_mount and parse_conf_snapshot</text:p>
          </table:table-cell>
          <table:table-cell table:style-name="Table1.C2" office:value-type="string">
            <text:p text:style-name="Standard">Value to use with mount command's -o option</text:p>
          </table:table-cell>
        </table:table-row>
        <table:table-row table:style-name="Table1.1">
          <table:table-cell table:style-name="Table1.A2" office:value-type="string">
            <text:p text:style-name="Screen">mount_snapshot_idx[]</text:p>
          </table:table-cell>
          <table:table-cell table:style-name="Table1.A2" office:value-type="string">
            <text:p text:style-name="Standard">Functions parse_conf_mount and parse_conf_snapshot</text:p>
          </table:table-cell>
          <table:table-cell table:style-name="Table1.C2" office:value-type="string">
            <text:p text:style-name="Standard">Index into the snapshot_* arrays for associated snapshot</text:p>
          </table:table-cell>
        </table:table-row>
        <table:table-row table:style-name="Table1.1">
          <table:table-cell table:style-name="Table1.A2" office:value-type="string">
            <text:p text:style-name="Screen">mount_usage_warning[]</text:p>
          </table:table-cell>
          <table:table-cell table:style-name="Table1.A2" office:value-type="string">
            <text:p text:style-name="Standard">Functions parse_conf_mount and parse_conf_snapshot</text:p>
          </table:table-cell>
          <table:table-cell table:style-name="Table1.C2" office:value-type="string">
            <text:p text:style-name="Standard">Set to -1 when not configured</text:p>
          </table:table-cell>
        </table:table-row>
        <table:table-row table:style-name="Table1.1">
          <table:table-cell table:style-name="Table1.A2" office:value-type="string">
            <text:p text:style-name="Screen">mysql_compression[]</text:p>
          </table:table-cell>
          <table:table-cell table:style-name="Table1.A2" office:value-type="string">
            <text:p text:style-name="Standard">parse_conf_mysql, defaulted by postprocess_mysql_conf if not configured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mysql_defaults_fn[]</text:p>
          </table:table-cell>
          <table:table-cell table:style-name="Table1.A2" office:value-type="string">
            <text:p text:style-name="Standard">parse_conf_mysql, defaulted by postprocess_mysql_conf if not configured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mysql_dest_dir[]</text:p>
          </table:table-cell>
          <table:table-cell table:style-name="Table1.A2" office:value-type="string">
            <text:p text:style-name="Standard">parse_conf_mysql, defaulted by postprocess_mysql_conf if not configured</text:p>
          </table:table-cell>
          <table:table-cell table:style-name="Table1.C2" office:value-type="string">
            <text:p text:style-name="Standard"/>
          </table:table-cell>
        </table:table-row>
        <text:soft-page-break/>
        <table:table-row table:style-name="Table1.1">
          <table:table-cell table:style-name="Table1.A2" office:value-type="string">
            <text:p text:style-name="Screen">mysql_dest_dir_windows_flag[]</text:p>
          </table:table-cell>
          <table:table-cell table:style-name="Table1.A2" office:value-type="string">
            <text:p text:style-name="Standard">parse_conf_mysql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mysql_exclude[]</text:p>
          </table:table-cell>
          <table:table-cell table:style-name="Table1.A2" office:value-type="string">
            <text:p text:style-name="Standard">parse_conf_mysql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mysql_idx</text:p>
          </table:table-cell>
          <table:table-cell table:style-name="Table1.A2" office:value-type="string">
            <text:p text:style-name="Standard">initialise and parse_mysql_conf functions</text:p>
          </table:table-cell>
          <table:table-cell table:style-name="Table1.C2" office:value-type="string">
            <text:p text:style-name="Standard">During parsing the configuration file: the index for the mysql_* arrays.</text:p>
            <text:p text:style-name="Standard">Not changed <text:span text:style-name="T18">after</text:span> then, so is later the maximum index for the m<text:span text:style-name="T18">ysql</text:span>_* arrays.</text:p>
          </table:table-cell>
        </table:table-row>
        <table:table-row table:style-name="Table1.1">
          <table:table-cell table:style-name="Table1.A2" office:value-type="string">
            <text:p text:style-name="Screen">mysql_retention[]</text:p>
          </table:table-cell>
          <table:table-cell table:style-name="Table1.A2" office:value-type="string">
            <text:p text:style-name="Standard">parse_conf_mysql, defaulted by postprocess_mysql_conf if not configured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mysql_timestamp_format[]</text:p>
          </table:table-cell>
          <table:table-cell table:style-name="Table1.A2" office:value-type="string">
            <text:p text:style-name="Standard">parse_conf_mysql, defaulted by postprocess_mysql_conf if not configured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parsed_word</text:p>
          </table:table-cell>
          <table:table-cell table:style-name="Table1.A2" office:value-type="string">
            <text:p text:style-name="Standard">parse_conf_word</text:p>
          </table:table-cell>
          <table:table-cell table:style-name="Table1.C2" office:value-type="string">
            <text:p text:style-name="Standard">Used to pass a word back to caller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pc_emsg</text:span></text:p>
          </table:table-cell>
          <table:table-cell table:style-name="Table1.A2" office:value-type="string">
            <text:p text:style-name="Standard">parse_conf function and functions called by it</text:p>
          </table:table-cell>
          <table:table-cell table:style-name="Table1.C2" office:value-type="string">
            <text:p text:style-name="Standard">Used to pass error message text back from functions called by parse_conf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pc_unparsed_str</text:span></text:p>
          </table:table-cell>
          <table:table-cell table:style-name="Table1.A2" office:value-type="string">
            <text:p text:style-name="Standard">Several parse_conf_* functions</text:p>
          </table:table-cell>
          <table:table-cell table:style-name="Table1.C2" office:value-type="string">
            <text:p text:style-name="Standard">The unparsed part of a configuration file line</text:p>
          </table:table-cell>
        </table:table-row>
        <table:table-row table:style-name="Table1.1">
          <table:table-cell table:style-name="Table1.A2" office:value-type="string">
            <text:p text:style-name="Screen">pg_dest_dir[]</text:p>
          </table:table-cell>
          <table:table-cell table:style-name="Table1.A2" office:value-type="string">
            <text:p text:style-name="Standard">parse_conf_pg, defaulted by postprocess_pg_conf if not configured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pg_exclude[]</text:p>
          </table:table-cell>
          <table:table-cell table:style-name="Table1.A2" office:value-type="string">
            <text:p text:style-name="Standard">parse_conf_pg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pg_idx</text:p>
          </table:table-cell>
          <table:table-cell table:style-name="Table1.A2" office:value-type="string">
            <text:p text:style-name="Standard">initialise and parse_pg_conf functions</text:p>
          </table:table-cell>
          <table:table-cell table:style-name="Table1.C2" office:value-type="string">
            <text:p text:style-name="Standard">During parsing the configuration file: the index for the pg_* arrays.</text:p>
            <text:p text:style-name="Standard">Not changed <text:span text:style-name="T18">after</text:span> then, so is later the maximum index for the pg_* arrays.</text:p>
          </table:table-cell>
        </table:table-row>
        <table:table-row table:style-name="Table1.1">
          <table:table-cell table:style-name="Table1.A2" office:value-type="string">
            <text:p text:style-name="Screen">pg_retention[]</text:p>
          </table:table-cell>
          <table:table-cell table:style-name="Table1.A2" office:value-type="string">
            <text:p text:style-name="Standard">parse_conf_pg, defaulted by postprocess_pg_conf if not configured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pg_timestamp_format[]</text:p>
          </table:table-cell>
          <table:table-cell table:style-name="Table1.A2" office:value-type="string">
            <text:p text:style-name="Standard">parse_conf_pg, defaulted by postprocess_pg_conf if not configured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P51">post_hook_cmd</text:p>
          </table:table-cell>
          <table:table-cell table:style-name="Table1.A2" office:value-type="string">
            <text:p text:style-name="P35">parse_conf_post_hook</text:p>
          </table:table-cell>
          <table:table-cell table:style-name="Table1.C2" office:value-type="string">
            <text:p text:style-name="P35">Value of any post-hook keyword's command</text:p>
          </table:table-cell>
        </table:table-row>
        <table:table-row table:style-name="Table1.1">
          <table:table-cell table:style-name="Table1.A2" office:value-type="string">
            <text:p text:style-name="P51">post_hook_run</text:p>
          </table:table-cell>
          <table:table-cell table:style-name="Table1.A2" office:value-type="string">
            <text:p text:style-name="P35">parse_conf_post_hook</text:p>
          </table:table-cell>
          <table:table-cell table:style-name="Table1.C2" office:value-type="string">
            <text:p text:style-name="P35">Value of any post-hook keyword's run subkeyword</text:p>
          </table:table-cell>
        </table:table-row>
        <table:table-row table:style-name="Table1.1">
          <table:table-cell table:style-name="Table1.A2" office:value-type="string">
            <text:p text:style-name="P51">post_hook_timeout</text:p>
          </table:table-cell>
          <table:table-cell table:style-name="Table1.A2" office:value-type="string">
            <text:p text:style-name="P35">parse_conf_post_hook</text:p>
          </table:table-cell>
          <table:table-cell table:style-name="Table1.C2" office:value-type="string">
            <text:p text:style-name="P35">Value of any post-hook keyword's timeout subkeyword</text:p>
          </table:table-cell>
        </table:table-row>
        <text:soft-page-break/>
        <table:table-row table:style-name="Table1.1">
          <table:table-cell table:style-name="Table1.A2" office:value-type="string">
            <text:p text:style-name="P51">pre_hook_cmd</text:p>
          </table:table-cell>
          <table:table-cell table:style-name="Table1.A2" office:value-type="string">
            <text:p text:style-name="P35">parse_conf_pre_hook</text:p>
          </table:table-cell>
          <table:table-cell table:style-name="Table1.C2" office:value-type="string">
            <text:p text:style-name="P35">Value of any pre-hook keyword's command</text:p>
          </table:table-cell>
        </table:table-row>
        <table:table-row table:style-name="Table1.1">
          <table:table-cell table:style-name="Table1.A2" office:value-type="string">
            <text:p text:style-name="P51">pre_hook_timeout</text:p>
          </table:table-cell>
          <table:table-cell table:style-name="Table1.A2" office:value-type="string">
            <text:p text:style-name="P35">parse_conf_pre_hook</text:p>
          </table:table-cell>
          <table:table-cell table:style-name="Table1.C2" office:value-type="string">
            <text:p text:style-name="P35">Value of any pre-hook keyword's timeout subkeyword</text:p>
          </table:table-cell>
        </table:table-row>
        <table:table-row table:style-name="Table1.1">
          <table:table-cell table:style-name="Table1.A2" office:value-type="string">
            <text:p text:style-name="P51">pre_hook_timeout_<text:span text:style-name="T32">msgclass</text:span></text:p>
          </table:table-cell>
          <table:table-cell table:style-name="Table1.A2" office:value-type="string">
            <text:p text:style-name="P35">parse_conf_pre_hook</text:p>
          </table:table-cell>
          <table:table-cell table:style-name="Table1.C2" office:value-type="string">
            <text:p text:style-name="P35">Value of any pre-hook keyword's timeout_<text:span text:style-name="T32">msgclass</text:span> subkeyword</text:p>
          </table:table-cell>
        </table:table-row>
        <table:table-row table:style-name="Table1.1">
          <table:table-cell table:style-name="Table1.A2" office:value-type="string">
            <text:p text:style-name="P51">remote_host_log_dir</text:p>
          </table:table-cell>
          <table:table-cell table:style-name="Table1.A2" office:value-type="string">
            <text:p text:style-name="P35">parse_conf.fun <text:span text:style-name="T49">and, when -L option used, run_remote_agent.fun</text:span></text:p>
          </table:table-cell>
          <table:table-cell table:style-name="Table1.C2" office:value-type="string">
            <text:p text:style-name="P35"/>
          </table:table-cell>
        </table:table-row>
        <table:table-row table:style-name="Table1.1">
          <table:table-cell table:style-name="Table1.A2" office:value-type="string">
            <text:p text:style-name="P51">remote_host_<text:span text:style-name="T48">pid</text:span>_dir</text:p>
          </table:table-cell>
          <table:table-cell table:style-name="Table1.A2" office:value-type="string">
            <text:p text:style-name="P36">parse_conf.fun <text:span text:style-name="T49">and, when -p option used, run_remote_agent.fun</text:span></text:p>
          </table:table-cell>
          <table:table-cell table:style-name="Table1.C2" office:value-type="string">
            <text:p text:style-name="P35"/>
          </table:table-cell>
        </table:table-row>
        <table:table-row table:style-name="Table1.1">
          <table:table-cell table:style-name="Table1.A2" office:value-type="string">
            <text:p text:style-name="Screen">rsync_backup_dir</text:p>
          </table:table-cell>
          <table:table-cell table:style-name="Table1.A2" office:value-type="string">
            <text:p text:style-name="Standard">parse_conf_rsync and, if not configured, postprocess_rsync_conf sets the defaul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dest_dir</text:p>
          </table:table-cell>
          <table:table-cell table:style-name="Table1.A2" office:value-type="string">
            <text:p text:style-name="Standard">parse_conf_rsync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dest_dir_remote_flag</text:p>
          </table:table-cell>
          <table:table-cell table:style-name="Table1.A2" office:value-type="string">
            <text:p text:style-name="Standard">postprocess_rsync_conf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dest_dir_usage_warning</text:p>
          </table:table-cell>
          <table:table-cell table:style-name="Table1.A2" office:value-type="string">
            <text:p text:style-name="Standard">parse_conf_rsync and, if not configured, postprocess_rsync_conf sets the default</text:p>
          </table:table-cell>
          <table:table-cell table:style-name="Table1.C2" office:value-type="string">
            <text:p text:style-name="Standard"><text:s/>% dest_dir usage that triggers a warning</text:p>
          </table:table-cell>
        </table:table-row>
        <table:table-row table:style-name="Table1.1">
          <table:table-cell table:style-name="Table1.A2" office:value-type="string">
            <text:p text:style-name="Screen">rsync_dest_dir_windows_flag</text:p>
          </table:table-cell>
          <table:table-cell table:style-name="Table1.A2" office:value-type="string">
            <text:p text:style-name="Standard">parse_conf_rsync</text:p>
          </table:table-cell>
          <table:table-cell table:style-name="Table1.C2" office:value-type="string">
            <text:p text:style-name="Standard">The destination file system is Windows-FAT or NTFS</text:p>
          </table:table-cell>
        </table:table-row>
        <table:table-row table:style-name="Table1.1">
          <table:table-cell table:style-name="Table1.A2" office:value-type="string">
            <text:p text:style-name="Screen">rsync_exclude</text:p>
          </table:table-cell>
          <table:table-cell table:style-name="Table1.A2" office:value-type="string">
            <text:p text:style-name="Standard">parse_conf_rsync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options[]</text:p>
          </table:table-cell>
          <table:table-cell table:style-name="Table1.A2" office:value-type="string">
            <text:p text:style-name="Standard">parse_conf_rsync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retention</text:p>
          </table:table-cell>
          <table:table-cell table:style-name="Table1.A2" office:value-type="string">
            <text:p text:style-name="Standard">parse_conf_rsync and, if not configured, postprocess_rsync_conf sets the defaul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retention_0_nowarn_flag</text:p>
          </table:table-cell>
          <table:table-cell table:style-name="Table1.A2" office:value-type="string">
            <text:p text:style-name="Standard">postprocess_rsync_conf</text:p>
          </table:table-cell>
          <table:table-cell table:style-name="Table1.C2" office:value-type="string">
            <text:p text:style-name="Standard">$true when <text:span text:style-name="Screen_20_font">retention=0,nowarn</text:span> is configured. <text:s/>Disables the warning when retention is 0 and a backup directory exists on the destination directory</text:p>
          </table:table-cell>
        </table:table-row>
        <table:table-row table:style-name="Table1.1">
          <table:table-cell table:style-name="Table1.A2" office:value-type="string">
            <text:p text:style-name="Screen">rsync_rsh</text:p>
          </table:table-cell>
          <table:table-cell table:style-name="Table1.A2" office:value-type="string">
            <text:p text:style-name="Standard">parse_conf_rsync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src_dir</text:p>
          </table:table-cell>
          <table:table-cell table:style-name="Table1.A2" office:value-type="string">
            <text:p text:style-name="Standard">parse_conf_rsync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src_dir_remote_flag</text:p>
          </table:table-cell>
          <table:table-cell table:style-name="Table1.A2" office:value-type="string">
            <text:p text:style-name="Standard">postprocess_rsync_conf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timeout</text:p>
          </table:table-cell>
          <table:table-cell table:style-name="Table1.A2" office:value-type="string">
            <text:p text:style-name="Standard">parse_conf_rsync and, if not configured, postprocess_rsync_conf sets the default</text:p>
          </table:table-cell>
          <table:table-cell table:style-name="Table1.C2" office:value-type="string">
            <text:p text:style-name="Standard"/>
          </table:table-cell>
        </table:table-row>
        <text:soft-page-break/>
        <table:table-row table:style-name="Table1.1">
          <table:table-cell table:style-name="Table1.A2" office:value-type="string">
            <text:p text:style-name="Screen">rsync_verbose_level</text:p>
          </table:table-cell>
          <table:table-cell table:style-name="Table1.A2" office:value-type="string">
            <text:p text:style-name="Standard">parse_conf_rsync and, if not configured, postprocess_rsync_conf sets the defaul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shutdown</text:p>
          </table:table-cell>
          <table:table-cell table:style-name="Table1.A2" office:value-type="string">
            <text:p text:style-name="Standard">initialise and parse_conf functions</text:p>
          </table:table-cell>
          <table:table-cell table:style-name="Table1.C2" office:value-type="string">
            <text:p text:style-name="Standard">Validated by function err_trap_shutdown</text:p>
          </table:table-cell>
        </table:table-row>
        <table:table-row table:style-name="Table1.1">
          <table:table-cell table:style-name="Table1.A2" office:value-type="string">
            <text:p text:style-name="Screen">snapshot_idx</text:p>
          </table:table-cell>
          <table:table-cell table:style-name="Table1.A2" office:value-type="string">
            <text:p text:style-name="Standard">initialise and parse_snapshot_conf functions</text:p>
          </table:table-cell>
          <table:table-cell table:style-name="Table1.C2" office:value-type="string">
            <text:p text:style-name="Standard">During parsing the configuration file: the index for the snapshot_* arrays.</text:p>
            <text:p text:style-name="Standard">Not changed after then, so is later the maximum index for the snapshot_* arrays.</text:p>
          </table:table-cell>
        </table:table-row>
        <table:table-row table:style-name="Table1.1">
          <table:table-cell table:style-name="Table1.A2" office:value-type="string">
            <text:p text:style-name="Screen">snapshot_created_flag[]</text:p>
          </table:table-cell>
          <table:table-cell table:style-name="Table1.A2" office:value-type="string">
            <text:p text:style-name="Standard">Function do_snapshots</text:p>
          </table:table-cell>
          <table:table-cell table:style-name="Table1.C2" office:value-type="string">
            <text:p text:style-name="Standard">Uninitialsied unless $true</text:p>
          </table:table-cell>
        </table:table-row>
        <table:table-row table:style-name="Table1.1">
          <table:table-cell table:style-name="Table1.A2" office:value-type="string">
            <text:p text:style-name="P43">snapshot_dev_mapper_vg_lv[]</text:p>
          </table:table-cell>
          <table:table-cell table:style-name="Table1.A2" office:value-type="string">
            <text:p text:style-name="P26">Function do_snapshots</text:p>
          </table:table-cell>
          <table:table-cell table:style-name="Table1.C2" office:value-type="string">
            <text:p text:style-name="P26">Example: /dev/mapper/vg0-lv0.</text:p>
            <text:p text:style-name="P26">Uninitialsied when invalid.</text:p>
          </table:table-cell>
        </table:table-row>
        <table:table-row table:style-name="Table1.1">
          <table:table-cell table:style-name="Table1.A2" office:value-type="string">
            <text:p text:style-name="Screen">snapshot_mapper_vol[]</text:p>
          </table:table-cell>
          <table:table-cell table:style-name="Table1.A2" office:value-type="string">
            <text:p text:style-name="Standard">Function parse_conf_snapshot</text:p>
          </table:table-cell>
          <table:table-cell table:style-name="Table1.C2" office:value-type="string">
            <text:p text:style-name="Standard">Example: /dev/mapper/vg0-snap--lv0</text:p>
          </table:table-cell>
        </table:table-row>
        <table:table-row table:style-name="Table1.1">
          <table:table-cell table:style-name="Table1.A2" office:value-type="string">
            <text:p text:style-name="Screen">snapshot_mount_idx[]</text:p>
          </table:table-cell>
          <table:table-cell table:style-name="Table1.A2" office:value-type="string">
            <text:p text:style-name="Standard">Function parse_conf_snapshot</text:p>
          </table:table-cell>
          <table:table-cell table:style-name="Table1.C2" office:value-type="string">
            <text:p text:style-name="Standard">Index into the mount_* arrays for associated mount</text:p>
          </table:table-cell>
        </table:table-row>
        <table:table-row table:style-name="Table1.1">
          <table:table-cell table:style-name="Table1.A2" office:value-type="string">
            <text:p text:style-name="Screen">snapshot_org_vol[] </text:p>
          </table:table-cell>
          <table:table-cell table:style-name="Table1.A2" office:value-type="string">
            <text:p text:style-name="Standard">Function parse_conf_snapshot</text:p>
          </table:table-cell>
          <table:table-cell table:style-name="Table1.C2" office:value-type="string">
            <text:p text:style-name="Standard">Example: /dev/vg0/lv0</text:p>
          </table:table-cell>
        </table:table-row>
        <table:table-row table:style-name="Table1.1">
          <table:table-cell table:style-name="Table1.A2" office:value-type="string">
            <text:p text:style-name="Screen">snapshot_size[]</text:p>
          </table:table-cell>
          <table:table-cell table:style-name="Table1.A2" office:value-type="string">
            <text:p text:style-name="Standard">Function parse_conf_snapsho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snapshot_vol[]</text:p>
          </table:table-cell>
          <table:table-cell table:style-name="Table1.A2" office:value-type="string">
            <text:p text:style-name="Standard">Function parse_conf_snapshot</text:p>
          </table:table-cell>
          <table:table-cell table:style-name="Table1.C2" office:value-type="string">
            <text:p text:style-name="Standard">Example: /dev/vg0/snap-lv0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subsidiaryscript_conf[]</text:span></text:p>
          </table:table-cell>
          <table:table-cell table:style-name="Table1.A2" office:value-type="string">
            <text:p text:style-name="Standard">Function parse_conf_subkey_value, as called by parse_conf_subsidiaryscrip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subsidiaryscript_debug[]</text:span></text:p>
          </table:table-cell>
          <table:table-cell table:style-name="Table1.A2" office:value-type="string">
            <text:p text:style-name="Standard">Function parse_conf_subkey_value, as called by parse_conf_subsidiaryscrip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subsidiaryscript_ionice[]</text:span></text:p>
          </table:table-cell>
          <table:table-cell table:style-name="Table1.A2" office:value-type="string">
            <text:p text:style-name="Standard">Function parse_conf_subkey_value, as called by parse_conf_subsidiaryscrip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subsidiaryscript_name[]</text:span></text:p>
          </table:table-cell>
          <table:table-cell table:style-name="Table1.A2" office:value-type="string">
            <text:p text:style-name="Standard">Function parse_conf_subkey_value, as called by parse_conf_subsidiaryscript</text:p>
          </table:table-cell>
          <table:table-cell table:style-name="Table1.C2" office:value-type="string">
            <text:p text:style-name="Standard"/>
          </table:table-cell>
        </table:table-row>
        <text:soft-page-break/>
        <table:table-row table:style-name="Table1.1">
          <table:table-cell table:style-name="Table1.A2" office:value-type="string">
            <text:p text:style-name="Screen"><text:span text:style-name="Screen_20_font">subsidiaryscript_nice[]</text:span></text:p>
          </table:table-cell>
          <table:table-cell table:style-name="Table1.A2" office:value-type="string">
            <text:p text:style-name="Standard">Function parse_conf_subkey_value, as called by parse_conf_subsidiaryscrip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summary_fn</text:p>
          </table:table-cell>
          <table:table-cell table:style-name="Table1.A2" office:value-type="string">
            <text:p text:style-name="Standard">run_subsidiary_script</text:p>
          </table:table-cell>
          <table:table-cell table:style-name="Table1.C2" office:value-type="string">
            <text:p text:style-name="Standard">Only for super_bu and hotplug_bu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tmp_dir</text:span></text:p>
          </table:table-cell>
          <table:table-cell table:style-name="Table1.A2" office:value-type="string">
            <text:p text:style-name="Standard">initialise_1.scrippet</text:p>
          </table:table-cell>
          <table:table-cell table:style-name="Table1.C2" office:value-type="string">
            <text:p text:style-name="Standard">Defaulted to /tmp in case of error before the proper tmp_dir is created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true</text:span></text:p>
          </table:table-cell>
          <table:table-cell table:style-name="Table1.A2" office:value-type="string">
            <text:p text:style-name="Standard">initialise_1.scrippet</text:p>
          </table:table-cell>
          <table:table-cell table:style-name="Table1.C2" office:value-type="string">
            <text:p text:style-name="Standard">Value "true"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unparsed_str</text:span></text:p>
          </table:table-cell>
          <table:table-cell table:style-name="Table1.A2" office:value-type="string">
            <text:p text:style-name="Standard">Functions parse_conf_*</text:p>
          </table:table-cell>
          <table:table-cell table:style-name="Table1.C2" office:value-type="string">
            <text:p text:style-name="Standard">In some functions it is a local :(</text:p>
          </table:table-cell>
        </table:table-row>
        <table:table-row table:style-name="Table1.1">
          <table:table-cell table:style-name="Table1.A2" office:value-type="string">
            <text:p text:style-name="Preformatted_20_Text">user_to_run_x_msg</text:p>
          </table:table-cell>
          <table:table-cell table:style-name="Table1.A2" office:value-type="string">
            <text:p text:style-name="Standard">Function get_x_authority_or_user</text:p>
          </table:table-cell>
          <table:table-cell table:style-name="Table1.C2" office:value-type="string">
            <text:p text:style-name="Standard">Read by all other functions in msg_on_screen.fun; unset after use.</text:p>
          </table:table-cell>
        </table:table-row>
        <table:table-row table:style-name="Table1.1">
          <table:table-cell table:style-name="Table1.A2" office:value-type="string">
            <text:p text:style-name="Screen">x_authority_fn</text:p>
          </table:table-cell>
          <table:table-cell table:style-name="Table1.A2" office:value-type="string">
            <text:p text:style-name="Standard">Function get_x_authority_or_user</text:p>
          </table:table-cell>
          <table:table-cell table:style-name="Table1.C2" office:value-type="string">
            <text:p text:style-name="Standard">Not used. May be needed later.</text:p>
          </table:table-cell>
        </table:table-row>
        <table:table-row table:style-name="Table1.1">
          <table:table-cell table:style-name="Table1.A2" office:value-type="string">
            <text:p text:style-name="Screen">x_msg_pid</text:p>
          </table:table-cell>
          <table:table-cell table:style-name="Table1.A2" office:value-type="string">
            <text:p text:style-name="Standard">Function msg_on_screen</text:p>
          </table:table-cell>
          <table:table-cell table:style-name="Table1.C2" office:value-type="string">
            <text:p text:style-name="Standard">Used by function finalise to remove any obsolete messages from X display</text:p>
          </table:table-cell>
        </table:table-row>
      </table:table>
      <text:p text:style-name="Text_20_body"/>
      <text:h text:style-name="Heading_20_3" text:outline-level="3"><text:bookmark-start text:name="__RefHeading__3109_1771236443"/>Dynamic listing<text:bookmark-end text:name="__RefHeading__3109_1771236443"/></text:h>
      <text:p text:style-name="Text_20_body">To aid in documentation, if the environment variable BUNG_COMPGEN_DIR is set, the scripts will run <text:span text:style-name="Screen_20_font">compgen -v</text:span> at the beginning and end of execution and append the output to files initial.vars and final.vars in the $BUNG_COMPGEN_DIR directory.</text:p>
      <text:p text:style-name="Text_20_body">This is done by every script (as the first executed command) and by the finalise function.</text:p>
      <text:p text:style-name="Text_20_body">An example of using it:</text:p>
      <text:p text:style-name="Screen">root@CW8:~# <text:span text:style-name="T1">export BUNG_COMPGEN_DIR=/tmp</text:span></text:p>
      <text:p text:style-name="Screen"><text:span text:style-name="T6">root@CW8:~# </text:span><text:span text:style-name="T1">/usr/bin/rsync_bu -o foo.org -c /</text:span><text:span text:style-name="T4">etc</text:span><text:span text:style-name="T1">/bung/test/snapshot.test</text:span> </text:p>
      <text:p text:style-name="Screen">root@CW8:~# <text:span text:style-name="T1">cd "$BUNG_COMPGEN_DIR" \</text:span></text:p>
      <text:p text:style-name="P39"><text:s text:c="4"/>&amp;&amp; comm -3 &lt;(sort initial.vars | uniq) &lt;(sort final.vars | uniq) \</text:p>
      <text:p text:style-name="P39"><text:s text:c="4"/>| grep -v BASH_REMATCH </text:p>
      <text:h text:style-name="Heading_20_3" text:outline-level="3"><text:bookmark-start text:name="__RefHeading__2508_1675710487"/>fs_spec<text:bookmark-end text:name="__RefHeading__2508_1675710487"/></text:h>
      <text:p text:style-name="P13">Note: fs_spec is a name taken from the fstab man page. <text:s/>It is also know<text:span text:style-name="T21">n</text:span> as the "special file" or "device file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end" draw:display-name="Rounded end" svg:viewBox="0 0 509 509" svg:d="M0 255c0-127 127-255 254-255s255 128 255 255v254h-509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12%" draw:distance="72%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635cm" style:writing-mode="page"/>
      <style:text-properties fo:color="#000000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orphans="2" fo:widows="2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cm" fo:margin-right="0cm" fo:margin-top="0.635cm" fo:margin-bottom="0.381cm" loext:contextual-spacing="false" fo:text-align="start" style:justify-single-word="false" fo:text-indent="0cm" style:auto-text-indent="false" style:page-number="auto" fo:break-before="auto" fo:break-after="auto" style:shadow="none" fo:keep-with-next="always"/>
      <style:text-properties style:font-name="Arial1" fo:font-family="Arial" style:font-style-name="Bold" style:font-family-generic="swiss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508cm" fo:margin-bottom="0.254cm" loext:contextual-spacing="false" fo:text-align="justify" style:justify-single-word="false" fo:text-indent="0cm" style:auto-text-indent="false" fo:keep-with-next="always"/>
      <style:text-properties style:font-name="Arial1" fo:font-family="Arial" style:font-style-name="Bold" style:font-family-generic="swiss" style:font-pitch="variable" fo:font-size="14pt" fo:font-weight="bold" style:font-size-asian="16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4cm" fo:margin-bottom="0.127cm" loext:contextual-spacing="false"/>
      <style:text-properties fo:font-size="12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fo:margin-top="0.212cm" fo:margin-bottom="0.106cm" loext:contextual-spacing="false" fo:text-align="justify" style:justify-single-word="false" fo:orphans="2" fo:widows="2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en" fo:country="GB" style:font-size-asian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DejaVu Sans" fo:font-family="'DejaVu Sans'" style:font-style-name="Book" style:font-family-generic="swiss" style:font-pitch="variable" fo:font-style="normal" fo:font-weight="normal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Number" style:display-name="List Number" style:family="paragraph" style:parent-style-name="Standard"/>
    <style:style style:name="List_20_Bullet" style:display-name="List Bullet" style:family="paragraph" style:parent-style-name="Standard" style:list-style-name="WW8Num95">
      <style:paragraph-properties fo:margin-left="0cm" fo:margin-right="0cm" fo:margin-top="0cm" fo:margin-bottom="0cm" loext:contextual-spacing="false" fo:text-indent="0cm" style:auto-text-indent="false"/>
      <style:text-properties fo:language="en" fo:country="GB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creen" style:family="paragraph" style:parent-style-name="Standard">
      <style:text-properties style:font-name="DejaVu Sans Mono" fo:font-family="'DejaVu Sans Mono'" style:font-style-name="Book" style:font-family-generic="modern" style:font-pitch="fixed" fo:font-size="9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ntitled1" style:family="paragraph" style:parent-style-name="User_20_Index_20_1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fo:font-size="10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font-size="10pt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4" style:family="text">
      <style:text-properties style:font-name="Courier New1" fo:font-family="'Courier New'" style:font-family-generic="modern"/>
    </style:style>
    <style:style style:name="WW-Default_20_Paragraph_20_Font" style:display-name="WW-Default Paragraph Font" style:family="text"/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4" style:family="text">
      <style:text-properties style:font-name="Courier New1" fo:font-family="'Courier New'" style:font-family-generic="modern"/>
    </style:style>
    <style:style style:name="WW8Num102z0" style:family="text">
      <style:text-properties style:font-name="Wingdings" fo:font-family="Wingdings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1z2" style:family="text">
      <style:text-properties style:font-name="Wingdings" fo:font-family="Wingdings" style:font-pitch="variable" style:font-charset="x-symbol"/>
    </style:style>
    <style:style style:name="WW8Num101z4" style:family="text">
      <style:text-properties style:font-name="Courier New1" fo:font-family="'Courier New'" style:font-family-generic="modern"/>
    </style:style>
    <style:style style:name="Screen_20_font" style:display-name="Screen font" style:family="text">
      <style:text-properties style:font-name="DejaVu Sans Mono" fo:font-family="'DejaVu Sans Mono'" style:font-style-name="Book" style:font-family-generic="modern" style:font-pitch="fixed" fo:font-size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>
      <text:list-level-style-bullet text:level="1" text:style-name="Bullet_20_Symbols" text:bullet-char="●">
        <style:list-level-properties/>
        <style:text-properties style:font-name="Star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95z2" text:bullet-char="">
        <style:list-level-properties/>
        <style:text-properties style:font-name="Wingdings"/>
      </text:list-level-style-bullet>
      <text:list-level-style-bullet text:level="4" text:style-name="WW8Num95z0" text:bullet-char="">
        <style:list-level-properties/>
        <style:text-properties style:font-name="Symbol"/>
      </text:list-level-style-bullet>
      <text:list-level-style-bullet text:level="5" text:style-name="WW8Num95z4" text:bullet-char="o">
        <style:list-level-properties/>
        <style:text-properties style:font-name="Courier New"/>
      </text:list-level-style-bullet>
      <text:list-level-style-bullet text:level="6" text:style-name="WW8Num95z2" text:bullet-char="">
        <style:list-level-properties/>
        <style:text-properties style:font-name="Wingdings"/>
      </text:list-level-style-bullet>
      <text:list-level-style-bullet text:level="7" text:style-name="WW8Num95z0" text:bullet-char="">
        <style:list-level-properties/>
        <style:text-properties style:font-name="Symbol"/>
      </text:list-level-style-bullet>
      <text:list-level-style-bullet text:level="8" text:style-name="WW8Num95z4" text:bullet-char="o">
        <style:list-level-properties/>
        <style:text-properties style:font-name="Courier New"/>
      </text:list-level-style-bullet>
      <text:list-level-style-bullet text:level="9" text:style-name="WW8Num95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6z2" text:bullet-char="">
        <style:list-level-properties/>
        <style:text-properties style:font-name="Wingdings"/>
      </text:list-level-style-bullet>
      <text:list-level-style-bullet text:level="4" text:style-name="WW8Num6z0" text:bullet-char="">
        <style:list-level-properties/>
        <style:text-properties style:font-name="Symbol"/>
      </text:list-level-style-bullet>
      <text:list-level-style-bullet text:level="5" text:style-name="WW8Num6z4" text:bullet-char="o">
        <style:list-level-properties/>
        <style:text-properties style:font-name="Courier New"/>
      </text:list-level-style-bullet>
      <text:list-level-style-bullet text:level="6" text:style-name="WW8Num6z2" text:bullet-char="">
        <style:list-level-properties/>
        <style:text-properties style:font-name="Wingdings"/>
      </text:list-level-style-bullet>
      <text:list-level-style-bullet text:level="7" text:style-name="WW8Num6z0" text:bullet-char="">
        <style:list-level-properties/>
        <style:text-properties style:font-name="Symbol"/>
      </text:list-level-style-bullet>
      <text:list-level-style-bullet text:level="8" text:style-name="WW8Num6z4" text:bullet-char="o">
        <style:list-level-properties/>
        <style:text-properties style:font-name="Courier New"/>
      </text:list-level-style-bullet>
      <text:list-level-style-bullet text:level="9" text:style-name="WW8Num6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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>
      <text:list-level-style-bullet text:level="1" text:style-name="WW8Num101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101z2" text:bullet-char="">
        <style:list-level-properties/>
        <style:text-properties style:font-name="Wingdings"/>
      </text:list-level-style-bullet>
      <text:list-level-style-bullet text:level="4" text:style-name="WW8Num101z0" text:bullet-char="">
        <style:list-level-properties/>
        <style:text-properties style:font-name="Symbol"/>
      </text:list-level-style-bullet>
      <text:list-level-style-bullet text:level="5" text:style-name="WW8Num101z4" text:bullet-char="o">
        <style:list-level-properties/>
        <style:text-properties style:font-name="Courier New"/>
      </text:list-level-style-bullet>
      <text:list-level-style-bullet text:level="6" text:style-name="WW8Num101z2" text:bullet-char="">
        <style:list-level-properties/>
        <style:text-properties style:font-name="Wingdings"/>
      </text:list-level-style-bullet>
      <text:list-level-style-bullet text:level="7" text:style-name="WW8Num101z0" text:bullet-char="">
        <style:list-level-properties/>
        <style:text-properties style:font-name="Symbol"/>
      </text:list-level-style-bullet>
      <text:list-level-style-bullet text:level="8" text:style-name="WW8Num101z4" text:bullet-char="o">
        <style:list-level-properties/>
        <style:text-properties style:font-name="Courier New"/>
      </text:list-level-style-bullet>
      <text:list-level-style-bullet text:level="9" text:style-name="WW8Num101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suffix="." style:num-format="1">
        <style:list-level-properties text:space-before="0.635cm" text:min-label-width="0.6cm"/>
      </text:list-level-style-number>
      <text:list-level-style-number text:level="2" style:num-suffix="." style:num-format="a" style:num-letter-sync="true">
        <style:list-level-properties text:space-before="1.54cm" text:min-label-width="0.635cm"/>
      </text:list-level-style-number>
      <text:list-level-style-number text:level="3" style:num-suffix="." style:num-format="i">
        <style:list-level-properties text:min-label-width="3.445cm" text:min-label-distance="0.318cm" fo:text-align="end"/>
      </text:list-level-style-number>
      <text:list-level-style-number text:level="4" style:num-suffix="." style:num-format="1">
        <style:list-level-properties text:space-before="4.08cm" text:min-label-width="0.635cm"/>
      </text:list-level-style-number>
      <text:list-level-style-number text:level="5" style:num-suffix="." style:num-format="a" style:num-letter-sync="true">
        <style:list-level-properties text:space-before="5.35cm" text:min-label-width="0.635cm"/>
      </text:list-level-style-number>
      <text:list-level-style-number text:level="6" style:num-suffix="." style:num-format="i">
        <style:list-level-properties text:min-label-width="7.255cm" text:min-label-distance="0.318cm" fo:text-align="end"/>
      </text:list-level-style-number>
      <text:list-level-style-number text:level="7" style:num-suffix="." style:num-format="1">
        <style:list-level-properties text:space-before="7.89cm" text:min-label-width="0.635cm"/>
      </text:list-level-style-number>
      <text:list-level-style-number text:level="8" style:num-suffix="." style:num-format="a" style:num-letter-sync="true">
        <style:list-level-properties text:space-before="9.16cm" text:min-label-width="0.635cm"/>
      </text:list-level-style-number>
      <text:list-level-style-number text:level="9" style:num-suffix="." style:num-format="i">
        <style:list-level-properties text:min-label-width="11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1.27cm" fo:margin-bottom="0.635cm" fo:margin-left="1.27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006cm" fo:page-height="29.693cm" style:num-format="1" style:print-orientation="portrait" fo:margin-top="1.27cm" fo:margin-bottom="1.27cm" fo:margin-left="1.27cm" fo:margin-right="1.27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fcc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 style:next-style-name="Standard"/>
    <style:master-page style:name="Cover" style:page-layout-name="Mpm3"/>
    <style:master-page style:name="ToC" style:page-layout-name="Mpm4">
      <style:footer>
        <text:p text:style-name="MP1"><text:page-number style:num-format="i" text:select-page="current">i</text:page-number></text:p>
      </style:footer>
    </style:master-page>
    <style:master-page style:name="Body" style:page-layout-name="Mpm5">
      <style:footer>
        <text:p text:style-name="MP1"><text:page-number text:select-page="current">16</text:page-number></text:p>
      </style:footer>
    </style:master-page>
    <style:master-page style:name="HTML" style:page-layout-name="Mpm6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>Backup scripts next generation 3.2.x Programmer's Guide</dc:title>
    <meta:creation-date>2008-04-02T16:51:03</meta:creation-date>
    <dc:date>2022-03-17T07:52:08.817193142</dc:date>
    <meta:editing-cycles>647</meta:editing-cycles>
    <meta:editing-duration>P10DT58M50S</meta:editing-duration>
    <meta:document-statistic meta:table-count="3" meta:image-count="0" meta:object-count="0" meta:page-count="20" meta:paragraph-count="689" meta:word-count="2927" meta:character-count="23442" meta:non-whitespace-character-count="20581"/>
    <meta:user-defined meta:name="Author">Charles</meta:user-defined>
    <meta:user-defined meta:name="Client">Auroville</meta:user-defined>
    <meta:user-defined meta:name="Info 3"/>
    <meta:user-defined meta:name="Info 4"/>
  </office:meta>
</office:document-meta>
</file>